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/>
    </style:style>
    <style:style style:name="P2" style:family="paragraph" style:parent-style-name="Standard">
      <style:text-properties officeooo:rsid="000eb3ca" officeooo:paragraph-rsid="000eb3ca"/>
    </style:style>
    <style:style style:name="P3" style:family="paragraph" style:parent-style-name="Standard">
      <style:text-properties officeooo:rsid="000eb3ca" officeooo:paragraph-rsid="00117a91"/>
    </style:style>
    <style:style style:name="P4" style:family="paragraph" style:parent-style-name="Standard">
      <style:text-properties officeooo:rsid="000eb3ca" officeooo:paragraph-rsid="002dd7dc"/>
    </style:style>
    <style:style style:name="P5" style:family="paragraph" style:parent-style-name="Standard">
      <style:text-properties officeooo:rsid="000eb3ca" officeooo:paragraph-rsid="0028b8be"/>
    </style:style>
    <style:style style:name="P6" style:family="paragraph" style:parent-style-name="Standard">
      <style:text-properties officeooo:rsid="000eb3ca" officeooo:paragraph-rsid="00107839"/>
    </style:style>
    <style:style style:name="P7" style:family="paragraph" style:parent-style-name="Standard">
      <style:text-properties officeooo:rsid="000eb3ca" officeooo:paragraph-rsid="00169804"/>
    </style:style>
    <style:style style:name="P8" style:family="paragraph" style:parent-style-name="Standard">
      <style:text-properties officeooo:rsid="000eb3ca" officeooo:paragraph-rsid="00199be6"/>
    </style:style>
    <style:style style:name="P9" style:family="paragraph" style:parent-style-name="Standard">
      <style:text-properties officeooo:rsid="000eb3ca" officeooo:paragraph-rsid="001d5b9e"/>
    </style:style>
    <style:style style:name="P10" style:family="paragraph" style:parent-style-name="Standard">
      <style:text-properties officeooo:rsid="000eb3ca" officeooo:paragraph-rsid="001b5eb4"/>
    </style:style>
    <style:style style:name="P11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2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3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76694d"/>
    </style:style>
    <style:style style:name="P14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15" style:family="paragraph" style:parent-style-name="Standard">
      <style:text-properties officeooo:paragraph-rsid="000eb3ca"/>
    </style:style>
    <style:style style:name="P16" style:family="paragraph" style:parent-style-name="Standard">
      <style:text-properties fo:color="#888888"/>
    </style:style>
    <style:style style:name="P17" style:family="paragraph" style:parent-style-name="Standard">
      <style:text-properties fo:color="#000000"/>
    </style:style>
    <style:style style:name="P18" style:family="paragraph" style:parent-style-name="Standard">
      <style:text-properties fo:color="#000000" fo:font-size="7pt"/>
    </style:style>
    <style:style style:name="P19" style:family="paragraph" style:parent-style-name="Standard">
      <style:text-properties fo:color="#000000" fo:font-size="7pt" officeooo:rsid="0012b21c" officeooo:paragraph-rsid="0012b21c"/>
    </style:style>
    <style:style style:name="P20" style:family="paragraph" style:parent-style-name="Standard">
      <style:text-properties fo:color="#000000" fo:font-size="7pt" officeooo:rsid="0012b21c" officeooo:paragraph-rsid="00169804"/>
    </style:style>
    <style:style style:name="P21" style:family="paragraph" style:parent-style-name="Standard">
      <style:text-properties fo:color="#000000" fo:font-size="7pt" officeooo:rsid="0012b21c" officeooo:paragraph-rsid="00199be6"/>
    </style:style>
    <style:style style:name="P22" style:family="paragraph" style:parent-style-name="Standard">
      <style:text-properties fo:color="#000000" fo:font-size="7pt" officeooo:rsid="0012b21c" officeooo:paragraph-rsid="001b5eb4"/>
    </style:style>
    <style:style style:name="P23" style:family="paragraph" style:parent-style-name="Standard">
      <style:text-properties fo:color="#000000" fo:font-size="7pt" officeooo:rsid="0012b21c" officeooo:paragraph-rsid="001d5b9e"/>
    </style:style>
    <style:style style:name="P24" style:family="paragraph" style:parent-style-name="Standard">
      <style:text-properties fo:color="#000000" fo:font-size="7pt" fo:font-style="italic" officeooo:rsid="0012b21c" officeooo:paragraph-rsid="0012b21c" style:font-style-asian="italic" style:font-style-complex="italic"/>
    </style:style>
    <style:style style:name="P25" style:family="paragraph" style:parent-style-name="Standard">
      <style:text-properties fo:color="#000000" fo:font-size="7pt" fo:font-style="italic" officeooo:rsid="00174b84" officeooo:paragraph-rsid="0028b8be" style:font-size-asian="10pt" style:font-style-asian="italic" style:font-size-complex="10pt" style:font-style-complex="italic"/>
    </style:style>
    <style:style style:name="P26" style:family="paragraph" style:parent-style-name="Standard">
      <style:text-properties fo:color="#000000" fo:font-size="7pt" fo:font-style="italic" officeooo:rsid="003a7dcf" officeooo:paragraph-rsid="00382a36" style:font-size-asian="7pt" style:font-style-asian="italic" style:font-size-complex="7pt" style:font-style-complex="italic"/>
    </style:style>
    <style:style style:name="P27" style:family="paragraph" style:parent-style-name="Standard">
      <style:text-properties fo:color="#000000" fo:font-size="7pt" fo:font-style="italic" officeooo:rsid="003a7dcf" officeooo:paragraph-rsid="0041f89c" style:font-size-asian="7pt" style:font-style-asian="italic" style:font-size-complex="7pt" style:font-style-complex="italic"/>
    </style:style>
    <style:style style:name="P28" style:family="paragraph" style:parent-style-name="Standard">
      <style:text-properties fo:color="#000000" fo:font-size="7pt" fo:font-style="italic" officeooo:rsid="003a7dcf" officeooo:paragraph-rsid="004c2209" style:font-size-asian="7pt" style:font-style-asian="italic" style:font-size-complex="7pt" style:font-style-complex="italic"/>
    </style:style>
    <style:style style:name="P29" style:family="paragraph" style:parent-style-name="Standard">
      <style:text-properties fo:color="#000000" fo:font-size="7pt" fo:font-style="italic" officeooo:rsid="003a7dcf" officeooo:paragraph-rsid="00587052" style:font-size-asian="7pt" style:font-style-asian="italic" style:font-size-complex="7pt" style:font-style-complex="italic"/>
    </style:style>
    <style:style style:name="P30" style:family="paragraph" style:parent-style-name="Standard">
      <style:text-properties fo:color="#000000" fo:font-size="7pt" fo:font-style="italic" officeooo:rsid="003a7dcf" officeooo:paragraph-rsid="00648d75" style:font-size-asian="7pt" style:font-style-asian="italic" style:font-size-complex="7pt" style:font-style-complex="italic"/>
    </style:style>
    <style:style style:name="P31" style:family="paragraph" style:parent-style-name="Standard">
      <style:paragraph-properties fo:line-height="100%"/>
      <style:text-properties fo:color="#000000" fo:font-size="7pt" fo:font-style="italic" officeooo:rsid="003a7dcf" officeooo:paragraph-rsid="006157fd" style:font-size-asian="7pt" style:font-style-asian="italic" style:font-size-complex="7pt" style:font-style-complex="italic"/>
    </style:style>
    <style:style style:name="P32" style:family="paragraph" style:parent-style-name="Standard">
      <style:paragraph-properties fo:line-height="100%"/>
      <style:text-properties fo:color="#000000" fo:font-size="7pt" fo:font-style="italic" officeooo:rsid="003a7dcf" officeooo:paragraph-rsid="00676397" style:font-size-asian="7pt" style:font-style-asian="italic" style:font-size-complex="7pt" style:font-style-complex="italic"/>
    </style:style>
    <style:style style:name="P33" style:family="paragraph" style:parent-style-name="Standard">
      <style:paragraph-properties fo:line-height="100%"/>
      <style:text-properties fo:color="#000000" fo:font-size="7pt" fo:font-style="italic" officeooo:rsid="003a7dcf" officeooo:paragraph-rsid="0079a52e" style:font-size-asian="7pt" style:font-style-asian="italic" style:font-size-complex="7pt" style:font-style-complex="italic"/>
    </style:style>
    <style:style style:name="P34" style:family="paragraph" style:parent-style-name="Standard">
      <style:paragraph-properties fo:line-height="100%"/>
      <style:text-properties fo:color="#000000" fo:font-size="7pt" fo:font-style="italic" officeooo:rsid="003a7dcf" officeooo:paragraph-rsid="007bdf53" style:font-size-asian="7pt" style:font-style-asian="italic" style:font-size-complex="7pt" style:font-style-complex="italic"/>
    </style:style>
    <style:style style:name="P35" style:family="paragraph" style:parent-style-name="Standard">
      <style:paragraph-properties fo:line-height="100%"/>
      <style:text-properties fo:color="#000000" fo:font-size="7pt" fo:font-style="italic" officeooo:rsid="003a7dcf" officeooo:paragraph-rsid="008866fa" style:font-size-asian="7pt" style:font-style-asian="italic" style:font-size-complex="7pt" style:font-style-complex="italic"/>
    </style:style>
    <style:style style:name="P36" style:family="paragraph" style:parent-style-name="Standard">
      <style:text-properties fo:color="#000000" fo:font-size="7pt" fo:font-style="italic" officeooo:rsid="003a7dcf" officeooo:paragraph-rsid="00732490" style:font-size-asian="7pt" style:font-style-asian="italic" style:font-size-complex="7pt" style:font-style-complex="italic"/>
    </style:style>
    <style:style style:name="P37" style:family="paragraph" style:parent-style-name="Standard">
      <style:text-properties fo:color="#000000" fo:font-size="7pt" fo:font-style="italic" officeooo:rsid="003a7dcf" officeooo:paragraph-rsid="007dd587" style:font-size-asian="7pt" style:font-style-asian="italic" style:font-size-complex="7pt" style:font-style-complex="italic"/>
    </style:style>
    <style:style style:name="P38" style:family="paragraph" style:parent-style-name="Standard">
      <style:text-properties fo:color="#000000" fo:font-size="7pt" fo:font-style="italic" officeooo:rsid="003a7dcf" officeooo:paragraph-rsid="008f0592" style:font-size-asian="7pt" style:font-style-asian="italic" style:font-size-complex="7pt" style:font-style-complex="italic"/>
    </style:style>
    <style:style style:name="P39" style:family="paragraph" style:parent-style-name="Standard">
      <style:text-properties fo:color="#000000" fo:font-size="7pt" fo:font-style="normal" officeooo:rsid="0037cd49" officeooo:paragraph-rsid="0037c5e0" style:font-size-asian="7pt" style:font-style-asian="normal" style:font-size-complex="7pt" style:font-style-complex="normal"/>
    </style:style>
    <style:style style:name="P40" style:family="paragraph" style:parent-style-name="Standard">
      <style:text-properties fo:color="#000000" fo:font-size="12pt" style:font-size-asian="10.5pt" style:font-size-complex="12pt"/>
    </style:style>
    <style:style style:name="P41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42" style:family="paragraph" style:parent-style-name="Standard"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43" style:family="paragraph" style:parent-style-name="Standard"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44" style:family="paragraph" style:parent-style-name="Standard"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45" style:family="paragraph" style:parent-style-name="Standard"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46" style:family="paragraph" style:parent-style-name="Standard">
      <style:text-properties fo:color="#000000" fo:font-size="12pt" fo:font-style="normal" officeooo:rsid="000eb3ca" officeooo:paragraph-rsid="00648d75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line-height="100%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line-height="100%"/>
      <style:text-properties fo:color="#000000" fo:font-size="12pt" fo:font-style="normal" officeooo:rsid="000eb3ca" officeooo:paragraph-rsid="00676397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line-height="100%"/>
      <style:text-properties fo:color="#000000" fo:font-size="12pt" fo:font-style="normal" officeooo:rsid="000eb3ca" officeooo:paragraph-rsid="0079a52e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line-height="100%"/>
      <style:text-properties fo:color="#000000" fo:font-size="12pt" fo:font-style="normal" officeooo:rsid="000eb3ca" officeooo:paragraph-rsid="007bdf53" style:font-size-asian="12pt" style:font-style-asian="normal" style:font-size-complex="12pt" style:font-style-complex="normal"/>
    </style:style>
    <style:style style:name="P51" style:family="paragraph" style:parent-style-name="Standard">
      <style:paragraph-properties fo:line-height="100%"/>
      <style:text-properties fo:color="#000000" fo:font-size="12pt" fo:font-style="normal" officeooo:rsid="000eb3ca" officeooo:paragraph-rsid="008866fa" style:font-size-asian="12pt" style:font-style-asian="normal" style:font-size-complex="12pt" style:font-style-complex="normal"/>
    </style:style>
    <style:style style:name="P52" style:family="paragraph" style:parent-style-name="Standard">
      <style:text-properties fo:color="#000000" fo:font-size="12pt" fo:font-style="normal" officeooo:rsid="000eb3ca" officeooo:paragraph-rsid="00732490" style:font-size-asian="12pt" style:font-style-asian="normal" style:font-size-complex="12pt" style:font-style-complex="normal"/>
    </style:style>
    <style:style style:name="P53" style:family="paragraph" style:parent-style-name="Standard">
      <style:text-properties fo:color="#000000" fo:font-size="12pt" fo:font-style="normal" officeooo:rsid="000eb3ca" officeooo:paragraph-rsid="007dd587" style:font-size-asian="12pt" style:font-style-asian="normal" style:font-size-complex="12pt" style:font-style-complex="normal"/>
    </style:style>
    <style:style style:name="P54" style:family="paragraph" style:parent-style-name="Standard">
      <style:text-properties fo:color="#000000" fo:font-size="12pt" fo:font-style="normal" officeooo:rsid="000eb3ca" officeooo:paragraph-rsid="008f0592" style:font-size-asian="12pt" style:font-style-asian="normal" style:font-size-complex="12pt" style:font-style-complex="normal"/>
    </style:style>
    <style:style style:name="P55" style:family="paragraph" style:parent-style-name="Standard">
      <style:text-properties fo:color="#000000" fo:font-size="12pt" fo:font-style="normal" officeooo:rsid="0036e8f9" officeooo:paragraph-rsid="0037c5e0" style:font-size-asian="12pt" style:font-style-asian="normal" style:font-size-complex="12pt" style:font-style-complex="normal"/>
    </style:style>
    <style:style style:name="P56" style:family="paragraph" style:parent-style-name="Standard">
      <style:text-properties fo:color="#000000" fo:font-size="12pt" fo:font-style="normal" officeooo:rsid="0036e8f9" officeooo:paragraph-rsid="0041f89c" style:font-size-asian="12pt" style:font-style-asian="normal" style:font-size-complex="12pt" style:font-style-complex="normal"/>
    </style:style>
    <style:style style:name="P57" style:family="paragraph" style:parent-style-name="Standard">
      <style:text-properties fo:color="#000000" fo:font-size="12pt" fo:font-style="normal" officeooo:rsid="0036e8f9" officeooo:paragraph-rsid="004c2209" style:font-size-asian="12pt" style:font-style-asian="normal" style:font-size-complex="12pt" style:font-style-complex="normal"/>
    </style:style>
    <style:style style:name="P58" style:family="paragraph" style:parent-style-name="Standard">
      <style:text-properties fo:color="#000000" fo:font-size="12pt" fo:font-style="normal" officeooo:rsid="0036e8f9" officeooo:paragraph-rsid="00587052" style:font-size-asian="12pt" style:font-style-asian="normal" style:font-size-complex="12pt" style:font-style-complex="normal"/>
    </style:style>
    <style:style style:name="P59" style:family="paragraph" style:parent-style-name="Standard">
      <style:text-properties fo:color="#000000" fo:font-size="12pt" fo:font-style="normal" officeooo:rsid="0036e8f9" officeooo:paragraph-rsid="00648d75" style:font-size-asian="12pt" style:font-style-asian="normal" style:font-size-complex="12pt" style:font-style-complex="normal"/>
    </style:style>
    <style:style style:name="P60" style:family="paragraph" style:parent-style-name="Standard">
      <style:paragraph-properties fo:line-height="100%"/>
      <style:text-properties fo:color="#000000" fo:font-size="12pt" fo:font-style="normal" officeooo:rsid="0036e8f9" officeooo:paragraph-rsid="006157fd" style:font-size-asian="12pt" style:font-style-asian="normal" style:font-size-complex="12pt" style:font-style-complex="normal"/>
    </style:style>
    <style:style style:name="P61" style:family="paragraph" style:parent-style-name="Standard">
      <style:paragraph-properties fo:line-height="100%"/>
      <style:text-properties fo:color="#000000" fo:font-size="12pt" fo:font-style="normal" officeooo:rsid="0036e8f9" officeooo:paragraph-rsid="00676397" style:font-size-asian="12pt" style:font-style-asian="normal" style:font-size-complex="12pt" style:font-style-complex="normal"/>
    </style:style>
    <style:style style:name="P62" style:family="paragraph" style:parent-style-name="Standard">
      <style:paragraph-properties fo:line-height="100%"/>
      <style:text-properties fo:color="#000000" fo:font-size="12pt" fo:font-style="normal" officeooo:rsid="0036e8f9" officeooo:paragraph-rsid="0079a52e" style:font-size-asian="12pt" style:font-style-asian="normal" style:font-size-complex="12pt" style:font-style-complex="normal"/>
    </style:style>
    <style:style style:name="P63" style:family="paragraph" style:parent-style-name="Standard">
      <style:paragraph-properties fo:line-height="100%"/>
      <style:text-properties fo:color="#000000" fo:font-size="12pt" fo:font-style="normal" officeooo:rsid="0036e8f9" officeooo:paragraph-rsid="007bdf53" style:font-size-asian="12pt" style:font-style-asian="normal" style:font-size-complex="12pt" style:font-style-complex="normal"/>
    </style:style>
    <style:style style:name="P64" style:family="paragraph" style:parent-style-name="Standard">
      <style:paragraph-properties fo:line-height="100%"/>
      <style:text-properties fo:color="#000000" fo:font-size="12pt" fo:font-style="normal" officeooo:rsid="0036e8f9" officeooo:paragraph-rsid="008866fa" style:font-size-asian="12pt" style:font-style-asian="normal" style:font-size-complex="12pt" style:font-style-complex="normal"/>
    </style:style>
    <style:style style:name="P65" style:family="paragraph" style:parent-style-name="Standard">
      <style:text-properties fo:color="#000000" fo:font-size="12pt" fo:font-style="normal" officeooo:rsid="0036e8f9" officeooo:paragraph-rsid="00732490" style:font-size-asian="12pt" style:font-style-asian="normal" style:font-size-complex="12pt" style:font-style-complex="normal"/>
    </style:style>
    <style:style style:name="P66" style:family="paragraph" style:parent-style-name="Standard">
      <style:text-properties fo:color="#000000" fo:font-size="12pt" fo:font-style="normal" officeooo:rsid="0036e8f9" officeooo:paragraph-rsid="007dd587" style:font-size-asian="12pt" style:font-style-asian="normal" style:font-size-complex="12pt" style:font-style-complex="normal"/>
    </style:style>
    <style:style style:name="P67" style:family="paragraph" style:parent-style-name="Standard">
      <style:text-properties fo:color="#000000" fo:font-size="12pt" fo:font-style="normal" officeooo:rsid="0036e8f9" officeooo:paragraph-rsid="008f0592" style:font-size-asian="12pt" style:font-style-asian="normal" style:font-size-complex="12pt" style:font-style-complex="normal"/>
    </style:style>
    <style:style style:name="P68" style:family="paragraph" style:parent-style-name="Standard">
      <style:text-properties fo:color="#000000" fo:font-size="12pt" fo:font-style="normal" officeooo:rsid="004600d9" officeooo:paragraph-rsid="004311f6" style:font-size-asian="12pt" style:font-style-asian="normal" style:font-size-complex="12pt" style:font-style-complex="normal"/>
    </style:style>
    <style:style style:name="P69" style:family="paragraph" style:parent-style-name="Standard">
      <style:text-properties fo:color="#000000" fo:font-size="12pt" fo:font-style="normal" officeooo:rsid="0038df95" officeooo:paragraph-rsid="0041f89c" style:font-size-asian="12pt" style:font-style-asian="normal" style:font-size-complex="12pt" style:font-style-complex="normal"/>
    </style:style>
    <style:style style:name="P70" style:family="paragraph" style:parent-style-name="Standard">
      <style:text-properties fo:color="#000000" fo:font-size="12pt" fo:font-style="normal" officeooo:rsid="0038df95" officeooo:paragraph-rsid="004c2209" style:font-size-asian="12pt" style:font-style-asian="normal" style:font-size-complex="12pt" style:font-style-complex="normal"/>
    </style:style>
    <style:style style:name="P71" style:family="paragraph" style:parent-style-name="Standard">
      <style:text-properties fo:color="#000000" fo:font-size="12pt" fo:font-style="normal" officeooo:rsid="0038df95" officeooo:paragraph-rsid="00587052" style:font-size-asian="12pt" style:font-style-asian="normal" style:font-size-complex="12pt" style:font-style-complex="normal"/>
    </style:style>
    <style:style style:name="P72" style:family="paragraph" style:parent-style-name="Standard">
      <style:paragraph-properties fo:line-height="100%"/>
      <style:text-properties fo:color="#000000" fo:font-size="12pt" fo:font-style="normal" officeooo:rsid="0038df95" officeooo:paragraph-rsid="006157fd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line-height="100%"/>
      <style:text-properties fo:color="#000000" fo:font-size="12pt" fo:font-style="normal" officeooo:rsid="0038df95" officeooo:paragraph-rsid="00676397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line-height="100%"/>
      <style:text-properties fo:color="#000000" fo:font-size="12pt" fo:font-style="normal" officeooo:rsid="0038df95" officeooo:paragraph-rsid="0079a52e" style:font-size-asian="12pt" style:font-style-asian="normal" style:font-size-complex="12pt" style:font-style-complex="normal"/>
    </style:style>
    <style:style style:name="P75" style:family="paragraph" style:parent-style-name="Standard">
      <style:paragraph-properties fo:line-height="100%"/>
      <style:text-properties fo:color="#000000" fo:font-size="12pt" fo:font-style="normal" officeooo:rsid="0038df95" officeooo:paragraph-rsid="007bdf53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line-height="100%"/>
      <style:text-properties fo:color="#000000" fo:font-size="12pt" fo:font-style="normal" officeooo:rsid="0038df95" officeooo:paragraph-rsid="008866fa" style:font-size-asian="12pt" style:font-style-asian="normal" style:font-size-complex="12pt" style:font-style-complex="normal"/>
    </style:style>
    <style:style style:name="P77" style:family="paragraph" style:parent-style-name="Standard">
      <style:text-properties fo:color="#000000" fo:font-size="12pt" fo:font-style="normal" officeooo:rsid="0038df95" officeooo:paragraph-rsid="007dd587" style:font-size-asian="12pt" style:font-style-asian="normal" style:font-size-complex="12pt" style:font-style-complex="normal"/>
    </style:style>
    <style:style style:name="P78" style:family="paragraph" style:parent-style-name="Standard">
      <style:text-properties fo:color="#000000" fo:font-size="12pt" fo:font-style="normal" officeooo:rsid="004db5a5" officeooo:paragraph-rsid="00543145" style:font-size-asian="12pt" style:font-style-asian="normal" style:font-size-complex="12pt" style:font-style-complex="normal"/>
    </style:style>
    <style:style style:name="P79" style:family="paragraph" style:parent-style-name="Standard">
      <style:text-properties fo:color="#000000" fo:font-size="12pt" fo:font-style="normal" officeooo:rsid="004ee334" officeooo:paragraph-rsid="00543145" style:font-size-asian="12pt" style:font-style-asian="normal" style:font-size-complex="12pt" style:font-style-complex="normal"/>
    </style:style>
    <style:style style:name="P80" style:family="paragraph" style:parent-style-name="Standard">
      <style:paragraph-properties fo:line-height="100%"/>
      <style:text-properties fo:color="#000000" fo:font-size="12pt" fo:font-style="normal" officeooo:rsid="0060bc7c" officeooo:paragraph-rsid="006157fd" style:font-size-asian="12pt" style:font-style-asian="normal" style:font-size-complex="12pt" style:font-style-complex="normal"/>
    </style:style>
    <style:style style:name="P81" style:family="paragraph" style:parent-style-name="Standard">
      <style:paragraph-properties fo:line-height="100%"/>
      <style:text-properties fo:color="#000000" fo:font-size="12pt" fo:font-style="normal" officeooo:rsid="0068ac5c" officeooo:paragraph-rsid="00676397" style:font-size-asian="12pt" style:font-style-asian="normal" style:font-size-complex="12pt" style:font-style-complex="normal"/>
    </style:style>
    <style:style style:name="P82" style:family="paragraph" style:parent-style-name="Standard">
      <style:text-properties fo:color="#000000" fo:font-size="12pt" fo:font-style="normal" officeooo:rsid="0076694d" officeooo:paragraph-rsid="0076694d" style:font-size-asian="12pt" style:font-style-asian="normal" style:font-size-complex="12pt" style:font-style-complex="normal"/>
    </style:style>
    <style:style style:name="P83" style:family="paragraph" style:parent-style-name="Standard">
      <style:paragraph-properties fo:line-height="100%"/>
      <style:text-properties fo:color="#000000" fo:font-size="12pt" fo:font-style="normal" officeooo:rsid="0079a52e" officeooo:paragraph-rsid="0079a52e" style:font-size-asian="12pt" style:font-style-asian="normal" style:font-size-complex="12pt" style:font-style-complex="normal"/>
    </style:style>
    <style:style style:name="P84" style:family="paragraph" style:parent-style-name="Standard">
      <style:paragraph-properties fo:line-height="100%"/>
      <style:text-properties fo:color="#000000" fo:font-size="12pt" fo:font-style="normal" officeooo:rsid="007bdf53" officeooo:paragraph-rsid="007bdf53" style:font-size-asian="12pt" style:font-style-asian="normal" style:font-size-complex="12pt" style:font-style-complex="normal"/>
    </style:style>
    <style:style style:name="P85" style:family="paragraph" style:parent-style-name="Standard">
      <style:text-properties fo:color="#000000" fo:font-size="12pt" fo:font-style="normal" officeooo:rsid="0041f89c" officeooo:paragraph-rsid="008f0592" style:font-size-asian="12pt" style:font-style-asian="normal" style:font-size-complex="12pt" style:font-style-complex="normal"/>
    </style:style>
    <style:style style:name="P86" style:family="paragraph" style:parent-style-name="Standard">
      <style:text-properties fo:color="#000000" fo:font-size="12pt" fo:font-style="normal" officeooo:rsid="008f0592" officeooo:paragraph-rsid="008f0592" style:font-size-asian="12pt" style:font-style-asian="normal" style:font-size-complex="12pt" style:font-style-complex="normal"/>
    </style:style>
    <style:style style:name="P87" style:family="paragraph" style:parent-style-name="Standard">
      <style:text-properties fo:color="#000000" fo:font-size="12pt" fo:font-style="normal" fo:font-weight="bold" officeooo:rsid="000eb3ca" officeooo:paragraph-rsid="00648d75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text-properties fo:color="#000000" fo:font-size="10pt" fo:font-style="italic" officeooo:rsid="0012b21c" officeooo:paragraph-rsid="00169804" style:font-size-asian="10pt" style:font-style-asian="italic" style:font-size-complex="10pt" style:font-style-complex="italic"/>
    </style:style>
    <style:style style:name="P89" style:family="paragraph" style:parent-style-name="Standard">
      <style:text-properties fo:color="#000000" fo:font-size="10pt" fo:font-style="italic" officeooo:rsid="0012b21c" officeooo:paragraph-rsid="00199be6" style:font-size-asian="10pt" style:font-style-asian="italic" style:font-size-complex="10pt" style:font-style-complex="italic"/>
    </style:style>
    <style:style style:name="P90" style:family="paragraph" style:parent-style-name="Standard">
      <style:text-properties fo:color="#000000" fo:font-size="10pt" fo:font-style="italic" officeooo:rsid="0012b21c" officeooo:paragraph-rsid="001b5eb4" style:font-size-asian="10pt" style:font-style-asian="italic" style:font-size-complex="10pt" style:font-style-complex="italic"/>
    </style:style>
    <style:style style:name="P91" style:family="paragraph" style:parent-style-name="Standard">
      <style:text-properties fo:color="#000000" fo:font-size="10pt" fo:font-style="italic" officeooo:rsid="0012b21c" officeooo:paragraph-rsid="0028b8be" style:font-size-asian="10pt" style:font-style-asian="italic" style:font-size-complex="10pt" style:font-style-complex="italic"/>
    </style:style>
    <style:style style:name="P92" style:family="paragraph" style:parent-style-name="Standard">
      <style:text-properties fo:color="#000000" fo:font-size="10pt" fo:font-style="italic" officeooo:rsid="0012b21c" officeooo:paragraph-rsid="0030f5c1" style:font-size-asian="10pt" style:font-style-asian="italic" style:font-size-complex="10pt" style:font-style-complex="italic"/>
    </style:style>
    <style:style style:name="P93" style:family="paragraph" style:parent-style-name="Standard">
      <style:text-properties fo:color="#000000" fo:font-size="10pt" fo:font-style="italic" officeooo:rsid="0012b21c" officeooo:paragraph-rsid="0037c5e0" style:font-size-asian="10pt" style:font-style-asian="italic" style:font-size-complex="10pt" style:font-style-complex="italic"/>
    </style:style>
    <style:style style:name="P94" style:family="paragraph" style:parent-style-name="Standard">
      <style:text-properties fo:color="#000000" fo:font-size="10pt" fo:font-style="italic" officeooo:rsid="0012b21c" officeooo:paragraph-rsid="0041f89c" style:font-size-asian="10pt" style:font-style-asian="italic" style:font-size-complex="10pt" style:font-style-complex="italic"/>
    </style:style>
    <style:style style:name="P95" style:family="paragraph" style:parent-style-name="Standard">
      <style:text-properties fo:color="#000000" fo:font-size="10pt" fo:font-style="italic" officeooo:rsid="0012b21c" officeooo:paragraph-rsid="004c2209" style:font-size-asian="10pt" style:font-style-asian="italic" style:font-size-complex="10pt" style:font-style-complex="italic"/>
    </style:style>
    <style:style style:name="P96" style:family="paragraph" style:parent-style-name="Standard">
      <style:text-properties fo:color="#000000" fo:font-size="10pt" fo:font-style="italic" officeooo:rsid="0012b21c" officeooo:paragraph-rsid="00648d75" style:font-size-asian="10pt" style:font-style-asian="italic" style:font-size-complex="10pt" style:font-style-complex="italic"/>
    </style:style>
    <style:style style:name="P97" style:family="paragraph" style:parent-style-name="Standard">
      <style:paragraph-properties fo:line-height="100%"/>
      <style:text-properties fo:color="#000000" fo:font-size="10pt" fo:font-style="italic" officeooo:rsid="0012b21c" officeooo:paragraph-rsid="00676397" style:font-size-asian="10pt" style:font-style-asian="italic" style:font-size-complex="10pt" style:font-style-complex="italic"/>
    </style:style>
    <style:style style:name="P98" style:family="paragraph" style:parent-style-name="Standard">
      <style:paragraph-properties fo:line-height="100%"/>
      <style:text-properties fo:color="#000000" fo:font-size="10pt" fo:font-style="italic" officeooo:rsid="0012b21c" officeooo:paragraph-rsid="0079a52e" style:font-size-asian="10pt" style:font-style-asian="italic" style:font-size-complex="10pt" style:font-style-complex="italic"/>
    </style:style>
    <style:style style:name="P99" style:family="paragraph" style:parent-style-name="Standard">
      <style:paragraph-properties fo:line-height="100%"/>
      <style:text-properties fo:color="#000000" fo:font-size="10pt" fo:font-style="italic" officeooo:rsid="0012b21c" officeooo:paragraph-rsid="007bdf53" style:font-size-asian="10pt" style:font-style-asian="italic" style:font-size-complex="10pt" style:font-style-complex="italic"/>
    </style:style>
    <style:style style:name="P100" style:family="paragraph" style:parent-style-name="Standard">
      <style:paragraph-properties fo:line-height="100%"/>
      <style:text-properties fo:color="#000000" fo:font-size="10pt" fo:font-style="italic" officeooo:rsid="0012b21c" officeooo:paragraph-rsid="006da98c" style:font-size-asian="10pt" style:font-style-asian="italic" style:font-size-complex="10pt" style:font-style-complex="italic"/>
    </style:style>
    <style:style style:name="P101" style:family="paragraph" style:parent-style-name="Standard">
      <style:paragraph-properties fo:line-height="100%"/>
      <style:text-properties fo:color="#000000" fo:font-size="10pt" fo:font-style="italic" officeooo:rsid="0012b21c" officeooo:paragraph-rsid="008866fa" style:font-size-asian="10pt" style:font-style-asian="italic" style:font-size-complex="10pt" style:font-style-complex="italic"/>
    </style:style>
    <style:style style:name="P102" style:family="paragraph" style:parent-style-name="Standard">
      <style:text-properties fo:color="#000000" fo:font-size="10pt" fo:font-style="italic" officeooo:rsid="0012b21c" officeooo:paragraph-rsid="00732490" style:font-size-asian="10pt" style:font-style-asian="italic" style:font-size-complex="10pt" style:font-style-complex="italic"/>
    </style:style>
    <style:style style:name="P103" style:family="paragraph" style:parent-style-name="Standard">
      <style:text-properties fo:color="#000000" fo:font-size="10pt" fo:font-style="italic" officeooo:rsid="002f0717" officeooo:paragraph-rsid="002f0717" style:font-size-asian="10pt" style:font-style-asian="italic" style:font-size-complex="10pt" style:font-style-complex="italic"/>
    </style:style>
    <style:style style:name="P104" style:family="paragraph" style:parent-style-name="Standard">
      <style:text-properties fo:color="#000000" fo:font-size="10pt" fo:font-style="italic" officeooo:rsid="0030f5c1" officeooo:paragraph-rsid="0030f5c1" style:font-size-asian="10pt" style:font-style-asian="italic" style:font-size-complex="10pt" style:font-style-complex="italic"/>
    </style:style>
    <style:style style:name="P105" style:family="paragraph" style:parent-style-name="Standard">
      <style:text-properties fo:color="#000000" style:font-name="Liberation Serif" fo:font-size="12pt" fo:font-style="normal" officeooo:rsid="00648d75" officeooo:paragraph-rsid="00648d75" style:font-size-asian="12pt" style:font-style-asian="normal" style:font-size-complex="12pt" style:font-style-complex="normal"/>
    </style:style>
    <style:style style:name="P106" style:family="paragraph" style:parent-style-name="Standard">
      <style:text-properties fo:color="#000000" style:font-name="Liberation Serif" fo:font-size="12pt" fo:font-style="normal" officeooo:rsid="00648d75" officeooo:paragraph-rsid="00732490" style:font-size-asian="12pt" style:font-style-asian="normal" style:font-size-complex="12pt" style:font-style-complex="normal"/>
    </style:style>
    <style:style style:name="P107" style:family="paragraph" style:parent-style-name="Standard">
      <style:text-properties fo:color="#000000" style:font-name="Liberation Serif" fo:font-size="12pt" fo:font-style="normal" officeooo:rsid="0041f89c" officeooo:paragraph-rsid="00732490" style:font-size-asian="12pt" style:font-style-asian="normal" style:font-size-complex="12pt" style:font-style-complex="normal"/>
    </style:style>
    <style:style style:name="P108" style:family="paragraph" style:parent-style-name="Standard">
      <style:paragraph-properties fo:line-height="100%"/>
      <style:text-properties fo:color="#000000" style:text-position="0% 100%" fo:font-size="12pt" fo:font-style="normal" officeooo:rsid="0080fb2d" officeooo:paragraph-rsid="0082a3bc" style:font-size-asian="12pt" style:font-style-asian="normal" style:font-size-complex="12pt" style:font-style-complex="normal"/>
    </style:style>
    <style:style style:name="P109" style:family="paragraph" style:parent-style-name="Standard">
      <style:paragraph-properties fo:line-height="100%"/>
      <style:text-properties fo:color="#000000" style:text-position="0% 100%" fo:font-size="12pt" fo:font-style="normal" officeooo:rsid="0082a3bc" officeooo:paragraph-rsid="0082a3bc" style:font-size-asian="12pt" style:font-style-asian="normal" style:font-size-complex="12pt" style:font-style-complex="normal"/>
    </style:style>
    <style:style style:name="P110" style:family="paragraph" style:parent-style-name="Standard">
      <style:text-properties officeooo:rsid="00117a91" officeooo:paragraph-rsid="00117a91"/>
    </style:style>
    <style:style style:name="P111" style:family="paragraph" style:parent-style-name="Standard">
      <style:text-properties officeooo:rsid="00117a91" officeooo:paragraph-rsid="0012b21c"/>
    </style:style>
    <style:style style:name="P112" style:family="paragraph" style:parent-style-name="Standard">
      <style:text-properties officeooo:rsid="0012b21c" officeooo:paragraph-rsid="0012b21c"/>
    </style:style>
    <style:style style:name="P113" style:family="paragraph" style:parent-style-name="Standard">
      <style:text-properties officeooo:rsid="0012b21c" officeooo:paragraph-rsid="001b5eb4"/>
    </style:style>
    <style:style style:name="P114" style:family="paragraph" style:parent-style-name="Standard">
      <style:text-properties officeooo:paragraph-rsid="000ff0f2"/>
    </style:style>
    <style:style style:name="P115" style:family="paragraph" style:parent-style-name="Standard">
      <style:text-properties officeooo:paragraph-rsid="00169804"/>
    </style:style>
    <style:style style:name="P116" style:family="paragraph" style:parent-style-name="Standard">
      <style:text-properties officeooo:rsid="00169804" officeooo:paragraph-rsid="00169804"/>
    </style:style>
    <style:style style:name="P117" style:family="paragraph" style:parent-style-name="Standard">
      <style:text-properties officeooo:paragraph-rsid="00199be6"/>
    </style:style>
    <style:style style:name="P118" style:family="paragraph" style:parent-style-name="Standard">
      <style:text-properties officeooo:rsid="00199be6" officeooo:paragraph-rsid="00199be6"/>
    </style:style>
    <style:style style:name="P119" style:family="paragraph" style:parent-style-name="Standard">
      <style:text-properties officeooo:rsid="00199be6" officeooo:paragraph-rsid="001d5b9e"/>
    </style:style>
    <style:style style:name="P120" style:family="paragraph" style:parent-style-name="Standard">
      <style:text-properties officeooo:paragraph-rsid="001b5eb4"/>
    </style:style>
    <style:style style:name="P121" style:family="paragraph" style:parent-style-name="Standard">
      <style:text-properties officeooo:rsid="001b5eb4" officeooo:paragraph-rsid="001b5eb4"/>
    </style:style>
    <style:style style:name="P122" style:family="paragraph" style:parent-style-name="Standard">
      <style:text-properties officeooo:paragraph-rsid="001bb130"/>
    </style:style>
    <style:style style:name="P123" style:family="paragraph" style:parent-style-name="Standard">
      <style:text-properties officeooo:paragraph-rsid="001d5b9e"/>
    </style:style>
    <style:style style:name="P124" style:family="paragraph" style:parent-style-name="Standard">
      <style:text-properties officeooo:rsid="001d74c4" officeooo:paragraph-rsid="001ef0ce"/>
    </style:style>
    <style:style style:name="P125" style:family="paragraph" style:parent-style-name="Standard">
      <style:text-properties officeooo:rsid="001ef0ce" officeooo:paragraph-rsid="001ef0ce"/>
    </style:style>
    <style:style style:name="P126" style:family="paragraph" style:parent-style-name="Standard">
      <style:text-properties officeooo:paragraph-rsid="0028b8be"/>
    </style:style>
    <style:style style:name="P127" style:family="paragraph" style:parent-style-name="Standard">
      <style:text-properties officeooo:rsid="00174b84" officeooo:paragraph-rsid="0028b8be"/>
    </style:style>
    <style:style style:name="P128" style:family="paragraph" style:parent-style-name="Standard">
      <style:text-properties officeooo:rsid="00174b84" officeooo:paragraph-rsid="0030f5c1"/>
    </style:style>
    <style:style style:name="P129" style:family="paragraph" style:parent-style-name="Standard">
      <style:text-properties fo:font-size="14pt" fo:font-weight="bold" officeooo:rsid="000fbe4d" officeooo:paragraph-rsid="000fbe4d" style:font-size-asian="14pt" style:font-weight-asian="bold" style:font-size-complex="14pt" style:font-weight-complex="bold"/>
    </style:style>
    <style:style style:name="P130" style:family="paragraph" style:parent-style-name="Standard">
      <style:text-properties officeooo:paragraph-rsid="0037c5e0"/>
    </style:style>
    <style:style style:name="P131" style:family="paragraph" style:parent-style-name="Standard">
      <style:text-properties officeooo:paragraph-rsid="003d04a3"/>
    </style:style>
    <style:style style:name="P132" style:family="paragraph" style:parent-style-name="Standard">
      <style:text-properties officeooo:paragraph-rsid="0041f89c"/>
    </style:style>
    <style:style style:name="P133" style:family="paragraph" style:parent-style-name="Standard">
      <style:text-properties officeooo:paragraph-rsid="004c2209"/>
    </style:style>
    <style:style style:name="P134" style:family="paragraph" style:parent-style-name="Standard">
      <style:text-properties officeooo:paragraph-rsid="00587052"/>
    </style:style>
    <style:style style:name="P135" style:family="paragraph" style:parent-style-name="Standard">
      <style:text-properties officeooo:rsid="005df30b" officeooo:paragraph-rsid="005df30b"/>
    </style:style>
    <style:style style:name="P136" style:family="paragraph" style:parent-style-name="Standard">
      <style:text-properties officeooo:paragraph-rsid="00648d75"/>
    </style:style>
    <style:style style:name="P137" style:family="paragraph" style:parent-style-name="Standard">
      <style:text-properties officeooo:paragraph-rsid="00107839"/>
    </style:style>
    <style:style style:name="P138" style:family="paragraph" style:parent-style-name="Standard">
      <style:paragraph-properties fo:line-height="100%"/>
      <style:text-properties officeooo:paragraph-rsid="006157fd"/>
    </style:style>
    <style:style style:name="P139" style:family="paragraph" style:parent-style-name="Standard">
      <style:paragraph-properties fo:line-height="100%"/>
      <style:text-properties officeooo:paragraph-rsid="00676397"/>
    </style:style>
    <style:style style:name="P140" style:family="paragraph" style:parent-style-name="Standard">
      <style:paragraph-properties fo:line-height="100%"/>
      <style:text-properties officeooo:paragraph-rsid="0079a52e"/>
    </style:style>
    <style:style style:name="P141" style:family="paragraph" style:parent-style-name="Standard">
      <style:paragraph-properties fo:line-height="100%"/>
      <style:text-properties officeooo:paragraph-rsid="007bdf53"/>
    </style:style>
    <style:style style:name="P142" style:family="paragraph" style:parent-style-name="Standard">
      <style:paragraph-properties fo:line-height="100%"/>
      <style:text-properties officeooo:paragraph-rsid="007dd587"/>
    </style:style>
    <style:style style:name="P143" style:family="paragraph" style:parent-style-name="Standard">
      <style:paragraph-properties fo:line-height="100%"/>
      <style:text-properties officeooo:paragraph-rsid="0082a3bc"/>
    </style:style>
    <style:style style:name="P144" style:family="paragraph" style:parent-style-name="Standard">
      <style:paragraph-properties fo:line-height="100%"/>
      <style:text-properties officeooo:paragraph-rsid="008866fa"/>
    </style:style>
    <style:style style:name="P145" style:family="paragraph" style:parent-style-name="Standard">
      <style:paragraph-properties fo:line-height="100%"/>
      <style:text-properties officeooo:paragraph-rsid="008ae196"/>
    </style:style>
    <style:style style:name="P146" style:family="paragraph" style:parent-style-name="Standard">
      <style:paragraph-properties fo:line-height="100%"/>
      <style:text-properties officeooo:rsid="0068ac5c" officeooo:paragraph-rsid="0068ac5c"/>
    </style:style>
    <style:style style:name="P147" style:family="paragraph" style:parent-style-name="Standard">
      <style:text-properties officeooo:paragraph-rsid="00732490"/>
    </style:style>
    <style:style style:name="P148" style:family="paragraph" style:parent-style-name="Standard">
      <style:text-properties officeooo:rsid="0076694d" officeooo:paragraph-rsid="0076694d"/>
    </style:style>
    <style:style style:name="P149" style:family="paragraph" style:parent-style-name="Standard">
      <style:text-properties officeooo:paragraph-rsid="007dd587"/>
    </style:style>
    <style:style style:name="P150" style:family="paragraph" style:parent-style-name="Standard">
      <style:text-properties officeooo:paragraph-rsid="008f0592"/>
    </style:style>
    <style:style style:name="P151" style:family="paragraph" style:parent-style-name="Standard">
      <style:text-properties officeooo:rsid="008f0592" officeooo:paragraph-rsid="008f0592"/>
    </style:style>
    <style:style style:name="P152" style:family="paragraph" style:parent-style-name="Standard">
      <style:paragraph-properties fo:break-before="page"/>
      <style:text-properties fo:font-weight="bold" officeooo:rsid="00333a75" officeooo:paragraph-rsid="00333a75" style:font-weight-asian="bold" style:font-weight-complex="bold"/>
    </style:style>
    <style:style style:name="P153" style:family="paragraph" style:parent-style-name="Standard">
      <style:paragraph-properties fo:break-before="page"/>
      <style:text-properties fo:font-weight="bold" officeooo:rsid="00354704" officeooo:paragraph-rsid="00354704" style:font-weight-asian="bold" style:font-weight-complex="bold"/>
    </style:style>
    <style:style style:name="P154" style:family="paragraph" style:parent-style-name="Standard">
      <style:paragraph-properties fo:break-before="page"/>
      <style:text-properties fo:font-weight="bold" officeooo:paragraph-rsid="00648d75" style:font-weight-asian="bold" style:font-weight-complex="bold"/>
    </style:style>
    <style:style style:name="P155" style:family="paragraph" style:parent-style-name="Standard">
      <style:paragraph-properties fo:break-before="page"/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156" style:family="paragraph" style:parent-style-name="Standard">
      <style:paragraph-properties fo:break-before="page"/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157" style:family="paragraph" style:parent-style-name="Standard">
      <style:paragraph-properties fo:break-before="page"/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158" style:family="paragraph" style:parent-style-name="Standard">
      <style:paragraph-properties fo:break-before="page"/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159" style:family="paragraph" style:parent-style-name="Standard">
      <style:paragraph-properties fo:line-height="100%" fo:break-before="page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160" style:family="paragraph" style:parent-style-name="Standard">
      <style:paragraph-properties fo:line-height="100%" fo:break-before="page"/>
      <style:text-properties fo:color="#000000" fo:font-size="12pt" fo:font-style="normal" officeooo:rsid="000eb3ca" officeooo:paragraph-rsid="008866fa" style:font-size-asian="12pt" style:font-style-asian="normal" style:font-size-complex="12pt" style:font-style-complex="normal"/>
    </style:style>
    <style:style style:name="P161" style:family="paragraph" style:parent-style-name="Standard">
      <style:paragraph-properties fo:break-before="page"/>
      <style:text-properties officeooo:rsid="000eb3ca" officeooo:paragraph-rsid="00107839"/>
    </style:style>
    <style:style style:name="P162" style:family="paragraph" style:parent-style-name="Standard">
      <style:paragraph-properties fo:break-before="page"/>
      <style:text-properties officeooo:rsid="000eb3ca" officeooo:paragraph-rsid="00117a91"/>
    </style:style>
    <style:style style:name="P163" style:family="paragraph" style:parent-style-name="Standard">
      <style:paragraph-properties fo:break-before="page"/>
      <style:text-properties officeooo:rsid="000eb3ca" officeooo:paragraph-rsid="00169804"/>
    </style:style>
    <style:style style:name="P164" style:family="paragraph" style:parent-style-name="Standard">
      <style:paragraph-properties fo:break-before="page"/>
      <style:text-properties officeooo:rsid="000eb3ca" officeooo:paragraph-rsid="00199be6"/>
    </style:style>
    <style:style style:name="P165" style:family="paragraph" style:parent-style-name="Standard">
      <style:paragraph-properties fo:break-before="page"/>
      <style:text-properties officeooo:rsid="000eb3ca" officeooo:paragraph-rsid="001d5b9e"/>
    </style:style>
    <style:style style:name="P166" style:family="paragraph" style:parent-style-name="Standard">
      <style:paragraph-properties fo:break-before="page"/>
      <style:text-properties officeooo:rsid="000eb3ca" officeooo:paragraph-rsid="001b5eb4"/>
    </style:style>
    <style:style style:name="P167" style:family="paragraph" style:parent-style-name="Standard">
      <style:paragraph-properties fo:line-height="100%" fo:break-before="page"/>
      <style:text-properties officeooo:paragraph-rsid="007dd587"/>
    </style:style>
    <style:style style:name="P168" style:family="paragraph" style:parent-style-name="Standard">
      <style:paragraph-properties fo:break-before="page"/>
      <style:text-properties officeooo:paragraph-rsid="007dd587"/>
    </style:style>
    <style:style style:name="P169" style:family="paragraph" style:parent-style-name="Standard">
      <style:paragraph-properties fo:break-before="page"/>
      <style:text-properties officeooo:paragraph-rsid="008f0592"/>
    </style:style>
    <style:style style:name="P170" style:family="paragraph" style:parent-style-name="Text_20_body">
      <style:paragraph-properties fo:line-height="100%"/>
      <style:text-properties officeooo:paragraph-rsid="006157fd"/>
    </style:style>
    <style:style style:name="P171" style:family="paragraph" style:parent-style-name="Text_20_body">
      <style:paragraph-properties fo:line-height="100%"/>
      <style:text-properties officeooo:paragraph-rsid="00676397"/>
    </style:style>
    <style:style style:name="P172" style:family="paragraph" style:parent-style-name="Text_20_body">
      <style:paragraph-properties fo:line-height="100%"/>
      <style:text-properties officeooo:paragraph-rsid="007bdf53"/>
    </style:style>
    <style:style style:name="P173" style:family="paragraph" style:parent-style-name="Text_20_body">
      <style:paragraph-properties fo:line-height="100%"/>
      <style:text-properties officeooo:paragraph-rsid="008866fa"/>
    </style:style>
    <style:style style:name="P174" style:family="paragraph" style:parent-style-name="Text_20_body">
      <style:text-properties officeooo:rsid="006157fd" officeooo:paragraph-rsid="00648d75"/>
    </style:style>
    <style:style style:name="P175" style:family="paragraph" style:parent-style-name="Text_20_body">
      <style:text-properties officeooo:rsid="006157fd" officeooo:paragraph-rsid="00732490"/>
    </style:style>
    <style:style style:name="P176" style:family="paragraph" style:parent-style-name="Text_20_body">
      <style:paragraph-properties fo:line-height="100%"/>
      <style:text-properties fo:color="#000000" fo:font-size="10pt" fo:font-style="italic" officeooo:rsid="0012b21c" officeooo:paragraph-rsid="0079a52e" style:font-size-asian="10pt" style:font-style-asian="italic" style:font-size-complex="10pt" style:font-style-complex="italic"/>
    </style:style>
    <style:style style:name="P177" style:family="paragraph" style:parent-style-name="Heading_5f_20_5f_2_5f_unnumbered">
      <style:paragraph-properties fo:margin-top="0cm" fo:margin-bottom="0.21cm" loext:contextual-spacing="false"/>
      <style:text-properties fo:color="#000000" style:font-name="Times New Roman" fo:font-size="11pt" fo:font-style="normal" fo:font-weight="normal" officeooo:rsid="00e6c39a" officeooo:paragraph-rsid="00191e14" style:font-size-asian="11pt" style:font-style-asian="normal" style:font-weight-asian="normal" style:font-size-complex="11pt" style:font-style-complex="normal" style:font-weight-complex="normal"/>
    </style:style>
    <style:style style:name="P178" style:family="paragraph" style:parent-style-name="Standard">
      <style:paragraph-properties fo:break-before="page"/>
      <style:text-properties officeooo:rsid="0092cf05" officeooo:paragraph-rsid="0092cf05"/>
    </style:style>
    <style:style style:name="P179" style:family="paragraph" style:parent-style-name="Standard">
      <style:text-properties officeooo:rsid="0092cf05" officeooo:paragraph-rsid="0092cf05"/>
    </style:style>
    <style:style style:name="P180" style:family="paragraph" style:parent-style-name="Standard">
      <style:text-properties fo:color="#000000" fo:font-size="7pt" fo:font-style="italic" officeooo:rsid="003a7dcf" officeooo:paragraph-rsid="0092cf05" style:font-size-asian="7pt" style:font-style-asian="italic" style:font-size-complex="7pt" style:font-style-complex="italic"/>
    </style:style>
    <style:style style:name="P181" style:family="paragraph" style:parent-style-name="Text_20_body">
      <style:paragraph-properties fo:line-height="100%"/>
      <style:text-properties officeooo:paragraph-rsid="008f0592"/>
    </style:style>
    <style:style style:name="P182" style:family="paragraph" style:parent-style-name="Text_20_body">
      <style:paragraph-properties fo:line-height="100%"/>
      <style:text-properties fo:color="#000000" fo:font-size="7pt" fo:font-style="italic" officeooo:rsid="003a7dcf" officeooo:paragraph-rsid="0092cf05" style:font-size-asian="7pt" style:font-style-asian="italic" style:font-size-complex="7pt" style:font-style-complex="italic"/>
    </style:style>
    <style:style style:name="T1" style:family="text">
      <style:text-properties fo:font-variant="normal" fo:text-transform="none" fo:color="#222222" style:font-name="Roboto" fo:font-size="8.39999961853027pt" fo:letter-spacing="normal" fo:font-style="normal" fo:font-weight="normal" officeooo:rsid="000eb3ca"/>
    </style:style>
    <style:style style:name="T2" style:family="text">
      <style:text-properties fo:font-variant="normal" fo:text-transform="none" fo:color="#222222" style:font-name="Roboto" fo:font-size="8.39999961853027pt" fo:letter-spacing="normal" fo:font-style="normal" fo:font-weight="normal" officeooo:rsid="000ff0f2"/>
    </style:style>
    <style:style style:name="T3" style:family="text">
      <style:text-properties fo:font-variant="normal" fo:text-transform="none" fo:color="#222222" style:font-name="Roboto" fo:font-size="8.39999961853027pt" fo:letter-spacing="normal" fo:font-style="normal" fo:font-weight="normal" officeooo:rsid="00107839"/>
    </style:style>
    <style:style style:name="T4" style:family="text">
      <style:text-properties fo:font-variant="normal" fo:text-transform="none" fo:color="#222222" style:font-name="Roboto" fo:font-size="8.39999961853027pt" fo:letter-spacing="normal" fo:font-style="normal" fo:font-weight="normal" officeooo:rsid="00648d75"/>
    </style:style>
    <style:style style:name="T5" style:family="text">
      <style:text-properties fo:font-variant="normal" fo:text-transform="none" fo:color="#222222" style:font-name="Roboto" fo:font-size="8.39999961853027pt" fo:letter-spacing="normal" fo:font-style="normal" fo:font-weight="normal" officeooo:rsid="0076694d"/>
    </style:style>
    <style:style style:name="T6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eb3ca"/>
    </style:style>
    <style:style style:name="T7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ff0f2"/>
    </style:style>
    <style:style style:name="T8" style:family="text">
      <style:text-properties officeooo:rsid="00107839"/>
    </style:style>
    <style:style style:name="T9" style:family="text">
      <style:text-properties officeooo:rsid="00117a91"/>
    </style:style>
    <style:style style:name="T10" style:family="text">
      <style:text-properties officeooo:rsid="0012b21c"/>
    </style:style>
    <style:style style:name="T11" style:family="text">
      <style:text-properties officeooo:rsid="00169804"/>
    </style:style>
    <style:style style:name="T12" style:family="text">
      <style:text-properties fo:font-style="italic" officeooo:rsid="00169804" style:font-style-asian="italic" style:font-style-complex="italic"/>
    </style:style>
    <style:style style:name="T13" style:family="text">
      <style:text-properties officeooo:rsid="001af68e"/>
    </style:style>
    <style:style style:name="T14" style:family="text">
      <style:text-properties officeooo:rsid="001b5eb4"/>
    </style:style>
    <style:style style:name="T15" style:family="text">
      <style:text-properties officeooo:rsid="001bb130"/>
    </style:style>
    <style:style style:name="T16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000000" fo:font-size="10pt" fo:font-style="italic" officeooo:rsid="001bb130" style:font-size-asian="10pt" style:font-style-asian="italic" style:font-size-complex="10pt" style:font-style-complex="italic"/>
    </style:style>
    <style:style style:name="T18" style:family="text">
      <style:text-properties fo:color="#000000" fo:font-size="10pt" fo:font-style="italic" officeooo:rsid="0012b21c" style:font-size-asian="10pt" style:font-style-asian="italic" style:font-size-complex="10pt" style:font-style-complex="italic"/>
    </style:style>
    <style:style style:name="T19" style:family="text">
      <style:text-properties fo:color="#000000" fo:font-size="10pt" fo:font-style="italic" officeooo:rsid="00169804" style:font-size-asian="10pt" style:font-style-asian="italic" style:font-size-complex="10pt" style:font-style-complex="italic"/>
    </style:style>
    <style:style style:name="T20" style:family="text">
      <style:text-properties fo:color="#000000" fo:font-size="10pt" fo:font-style="italic" officeooo:rsid="005a8a09" style:font-size-asian="10pt" style:font-style-asian="italic" style:font-size-complex="10pt" style:font-style-complex="italic"/>
    </style:style>
    <style:style style:name="T21" style:family="text">
      <style:text-properties fo:color="#000000" fo:font-size="10pt" fo:font-style="italic" officeooo:rsid="005f6981" style:font-size-asian="10pt" style:font-style-asian="italic" style:font-size-complex="10pt" style:font-style-complex="italic"/>
    </style:style>
    <style:style style:name="T22" style:family="text">
      <style:text-properties fo:color="#000000" fo:font-size="10pt" fo:font-style="italic" officeooo:rsid="006157fd" style:font-size-asian="10pt" style:font-style-asian="italic" style:font-size-complex="10pt" style:font-style-complex="italic"/>
    </style:style>
    <style:style style:name="T23" style:family="text">
      <style:text-properties fo:color="#000000" fo:font-size="10pt" fo:font-style="italic" officeooo:rsid="0062da27" style:font-size-asian="10pt" style:font-style-asian="italic" style:font-size-complex="10pt" style:font-style-complex="italic"/>
    </style:style>
    <style:style style:name="T24" style:family="text">
      <style:text-properties fo:color="#000000" fo:font-size="10pt" fo:font-style="italic" officeooo:rsid="00648d75" style:font-size-asian="10pt" style:font-style-asian="italic" style:font-size-complex="10pt" style:font-style-complex="italic"/>
    </style:style>
    <style:style style:name="T25" style:family="text">
      <style:text-properties fo:color="#000000" fo:font-size="10pt" fo:font-style="italic" officeooo:rsid="0069d8c3" style:font-size-asian="10pt" style:font-style-asian="italic" style:font-size-complex="10pt" style:font-style-complex="italic"/>
    </style:style>
    <style:style style:name="T26" style:family="text">
      <style:text-properties fo:color="#000000" fo:font-size="10pt" fo:font-style="italic" officeooo:rsid="006ca01a" style:font-size-asian="10pt" style:font-style-asian="italic" style:font-size-complex="10pt" style:font-style-complex="italic"/>
    </style:style>
    <style:style style:name="T27" style:family="text">
      <style:text-properties fo:color="#000000" fo:font-size="10pt" fo:font-style="italic" officeooo:rsid="006ca9af" style:font-size-asian="10pt" style:font-style-asian="italic" style:font-size-complex="10pt" style:font-style-complex="italic"/>
    </style:style>
    <style:style style:name="T28" style:family="text">
      <style:text-properties fo:color="#000000" fo:font-size="10pt" fo:font-style="italic" officeooo:rsid="007cfad9" style:font-size-asian="10pt" style:font-style-asian="italic" style:font-size-complex="10pt" style:font-style-complex="italic"/>
    </style:style>
    <style:style style:name="T29" style:family="text">
      <style:text-properties fo:color="#000000" fo:font-size="10pt" fo:font-style="italic" officeooo:rsid="008b635b" style:font-size-asian="10pt" style:font-style-asian="italic" style:font-size-complex="10pt" style:font-style-complex="italic"/>
    </style:style>
    <style:style style:name="T30" style:family="text">
      <style:text-properties fo:color="#000000" fo:font-size="10pt" fo:font-style="italic" officeooo:rsid="008f0592" style:font-size-asian="10pt" style:font-style-asian="italic" style:font-size-complex="10pt" style:font-style-complex="italic"/>
    </style:style>
    <style:style style:name="T31" style:family="text">
      <style:text-properties fo:color="#000000" fo:font-size="10pt" fo:font-style="italic" officeooo:rsid="0091e158" style:font-size-asian="10pt" style:font-style-asian="italic" style:font-size-complex="10pt" style:font-style-complex="italic"/>
    </style:style>
    <style:style style:name="T32" style:family="text">
      <style:text-properties fo:color="#000000" fo:font-size="10pt" fo:language="cs" fo:country="CZ" fo:font-style="italic" officeooo:rsid="0012b21c" style:font-size-asian="10pt" style:font-style-asian="italic" style:font-size-complex="10pt" style:font-style-complex="italic"/>
    </style:style>
    <style:style style:name="T33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34" style:family="text">
      <style:text-properties fo:color="#000000" fo:font-size="12pt" fo:font-style="normal" officeooo:rsid="00382a36" style:font-size-asian="12pt" style:font-style-asian="normal" style:font-size-complex="12pt" style:font-style-complex="normal"/>
    </style:style>
    <style:style style:name="T35" style:family="text">
      <style:text-properties fo:color="#000000" fo:font-size="12pt" fo:font-style="normal" officeooo:rsid="0038df95" style:font-size-asian="12pt" style:font-style-asian="normal" style:font-size-complex="12pt" style:font-style-complex="normal"/>
    </style:style>
    <style:style style:name="T36" style:family="text">
      <style:text-properties fo:color="#000000" fo:font-size="12pt" fo:font-style="normal" officeooo:rsid="003adc1f" style:font-size-asian="12pt" style:font-style-asian="normal" style:font-size-complex="12pt" style:font-style-complex="normal"/>
    </style:style>
    <style:style style:name="T37" style:family="text">
      <style:text-properties fo:color="#000000" fo:font-size="12pt" fo:font-style="normal" officeooo:rsid="003d04a3" style:font-size-asian="12pt" style:font-style-asian="normal" style:font-size-complex="12pt" style:font-style-complex="normal"/>
    </style:style>
    <style:style style:name="T38" style:family="text">
      <style:text-properties fo:color="#000000" fo:font-size="12pt" fo:font-style="normal" officeooo:rsid="0036e8f9" style:font-size-asian="12pt" style:font-style-asian="normal" style:font-size-complex="12pt" style:font-style-complex="normal"/>
    </style:style>
    <style:style style:name="T39" style:family="text">
      <style:text-properties fo:color="#000000" fo:font-size="12pt" fo:font-style="normal" officeooo:rsid="003e7f1a" style:font-size-asian="12pt" style:font-style-asian="normal" style:font-size-complex="12pt" style:font-style-complex="normal"/>
    </style:style>
    <style:style style:name="T40" style:family="text">
      <style:text-properties fo:color="#000000" fo:font-size="12pt" fo:font-style="normal" officeooo:rsid="0041f89c" style:font-size-asian="12pt" style:font-style-asian="normal" style:font-size-complex="12pt" style:font-style-complex="normal"/>
    </style:style>
    <style:style style:name="T41" style:family="text">
      <style:text-properties fo:color="#000000" fo:font-size="12pt" fo:font-style="normal" officeooo:rsid="004c2209" style:font-size-asian="12pt" style:font-style-asian="normal" style:font-size-complex="12pt" style:font-style-complex="normal"/>
    </style:style>
    <style:style style:name="T42" style:family="text">
      <style:text-properties fo:color="#000000" fo:font-size="12pt" fo:font-style="normal" officeooo:rsid="00587052" style:font-size-asian="12pt" style:font-style-asian="normal" style:font-size-complex="12pt" style:font-style-complex="normal"/>
    </style:style>
    <style:style style:name="T43" style:family="text">
      <style:text-properties fo:color="#000000" fo:font-size="12pt" fo:font-style="normal" officeooo:rsid="004db5a5" style:font-size-asian="12pt" style:font-style-asian="normal" style:font-size-complex="12pt" style:font-style-complex="normal"/>
    </style:style>
    <style:style style:name="T44" style:family="text">
      <style:text-properties fo:color="#000000" fo:font-size="12pt" fo:font-style="normal" officeooo:rsid="005f6981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officeooo:rsid="0060bc7c" style:font-size-asian="12pt" style:font-style-asian="normal" style:font-size-complex="12pt" style:font-style-complex="normal"/>
    </style:style>
    <style:style style:name="T46" style:family="text">
      <style:text-properties fo:color="#000000" fo:font-size="12pt" fo:font-style="normal" officeooo:rsid="000eb3ca" style:font-size-asian="12pt" style:font-style-asian="normal" style:font-size-complex="12pt" style:font-style-complex="normal"/>
    </style:style>
    <style:style style:name="T47" style:family="text">
      <style:text-properties fo:color="#000000" fo:font-size="12pt" fo:font-style="normal" officeooo:rsid="0062da27" style:font-size-asian="12pt" style:font-style-asian="normal" style:font-size-complex="12pt" style:font-style-complex="normal"/>
    </style:style>
    <style:style style:name="T48" style:family="text">
      <style:text-properties fo:color="#000000" fo:font-size="12pt" fo:font-style="normal" officeooo:rsid="00648d75" style:font-size-asian="12pt" style:font-style-asian="normal" style:font-size-complex="12pt" style:font-style-complex="normal"/>
    </style:style>
    <style:style style:name="T49" style:family="text">
      <style:text-properties fo:color="#000000" fo:font-size="12pt" fo:font-style="normal" officeooo:rsid="0066a62f" style:font-size-asian="12pt" style:font-style-asian="normal" style:font-size-complex="12pt" style:font-style-complex="normal"/>
    </style:style>
    <style:style style:name="T50" style:family="text">
      <style:text-properties fo:color="#000000" fo:font-size="12pt" fo:font-style="normal" officeooo:rsid="001b5eb4" style:font-size-asian="12pt" style:font-style-asian="normal" style:font-size-complex="12pt" style:font-style-complex="normal"/>
    </style:style>
    <style:style style:name="T51" style:family="text">
      <style:text-properties fo:color="#000000" fo:font-size="12pt" fo:font-style="normal" officeooo:rsid="00676397" style:font-size-asian="12pt" style:font-style-asian="normal" style:font-size-complex="12pt" style:font-style-complex="normal"/>
    </style:style>
    <style:style style:name="T52" style:family="text">
      <style:text-properties fo:color="#000000" fo:font-size="12pt" fo:font-style="normal" officeooo:rsid="0068ac5c" style:font-size-asian="12pt" style:font-style-asian="normal" style:font-size-complex="12pt" style:font-style-complex="normal"/>
    </style:style>
    <style:style style:name="T53" style:family="text">
      <style:text-properties fo:color="#000000" fo:font-size="12pt" fo:font-style="normal" officeooo:rsid="0069d8c3" style:font-size-asian="12pt" style:font-style-asian="normal" style:font-size-complex="12pt" style:font-style-complex="normal"/>
    </style:style>
    <style:style style:name="T54" style:family="text">
      <style:text-properties fo:color="#000000" fo:font-size="12pt" fo:font-style="normal" officeooo:rsid="006ca01a" style:font-size-asian="12pt" style:font-style-asian="normal" style:font-size-complex="12pt" style:font-style-complex="normal"/>
    </style:style>
    <style:style style:name="T55" style:family="text">
      <style:text-properties fo:color="#000000" fo:font-size="12pt" fo:font-style="normal" officeooo:rsid="006ca9af" style:font-size-asian="12pt" style:font-style-asian="normal" style:font-size-complex="12pt" style:font-style-complex="normal"/>
    </style:style>
    <style:style style:name="T56" style:family="text">
      <style:text-properties fo:color="#000000" fo:font-size="12pt" fo:font-style="normal" officeooo:rsid="006da98c" style:font-size-asian="12pt" style:font-style-asian="normal" style:font-size-complex="12pt" style:font-style-complex="normal"/>
    </style:style>
    <style:style style:name="T57" style:family="text">
      <style:text-properties fo:color="#000000" fo:font-size="12pt" fo:font-style="normal" officeooo:rsid="006de572" style:font-size-asian="12pt" style:font-style-asian="normal" style:font-size-complex="12pt" style:font-style-complex="normal"/>
    </style:style>
    <style:style style:name="T58" style:family="text">
      <style:text-properties fo:color="#000000" fo:font-size="12pt" fo:font-style="normal" officeooo:rsid="0076694d" style:font-size-asian="12pt" style:font-style-asian="normal" style:font-size-complex="12pt" style:font-style-complex="normal"/>
    </style:style>
    <style:style style:name="T59" style:family="text">
      <style:text-properties fo:color="#000000" fo:font-size="12pt" fo:font-style="normal" officeooo:rsid="0079a52e" style:font-size-asian="12pt" style:font-style-asian="normal" style:font-size-complex="12pt" style:font-style-complex="normal"/>
    </style:style>
    <style:style style:name="T60" style:family="text">
      <style:text-properties fo:color="#000000" fo:font-size="12pt" fo:font-style="normal" officeooo:rsid="007bdf53" style:font-size-asian="12pt" style:font-style-asian="normal" style:font-size-complex="12pt" style:font-style-complex="normal"/>
    </style:style>
    <style:style style:name="T61" style:family="text">
      <style:text-properties fo:color="#000000" fo:font-size="12pt" fo:font-style="normal" officeooo:rsid="007cfad9" style:font-size-asian="12pt" style:font-style-asian="normal" style:font-size-complex="12pt" style:font-style-complex="normal"/>
    </style:style>
    <style:style style:name="T62" style:family="text">
      <style:text-properties fo:color="#000000" fo:font-size="12pt" fo:font-style="normal" officeooo:rsid="007dd587" style:font-size-asian="12pt" style:font-style-asian="normal" style:font-size-complex="12pt" style:font-style-complex="normal"/>
    </style:style>
    <style:style style:name="T63" style:family="text">
      <style:text-properties fo:color="#000000" fo:font-size="12pt" fo:font-style="normal" officeooo:rsid="007fce4b" style:font-size-asian="12pt" style:font-style-asian="normal" style:font-size-complex="12pt" style:font-style-complex="normal"/>
    </style:style>
    <style:style style:name="T64" style:family="text">
      <style:text-properties fo:color="#000000" fo:font-size="12pt" fo:font-style="normal" officeooo:rsid="0080fb2d" style:font-size-asian="12pt" style:font-style-asian="normal" style:font-size-complex="12pt" style:font-style-complex="normal"/>
    </style:style>
    <style:style style:name="T65" style:family="text">
      <style:text-properties fo:color="#000000" fo:font-size="12pt" fo:font-style="normal" officeooo:rsid="0082a3bc" style:font-size-asian="12pt" style:font-style-asian="normal" style:font-size-complex="12pt" style:font-style-complex="normal"/>
    </style:style>
    <style:style style:name="T66" style:family="text">
      <style:text-properties fo:color="#000000" fo:font-size="12pt" fo:font-style="normal" officeooo:rsid="00854f30" style:font-size-asian="12pt" style:font-style-asian="normal" style:font-size-complex="12pt" style:font-style-complex="normal"/>
    </style:style>
    <style:style style:name="T67" style:family="text">
      <style:text-properties fo:color="#000000" fo:font-size="12pt" fo:font-style="normal" officeooo:rsid="00866fc6" style:font-size-asian="12pt" style:font-style-asian="normal" style:font-size-complex="12pt" style:font-style-complex="normal"/>
    </style:style>
    <style:style style:name="T68" style:family="text">
      <style:text-properties fo:color="#000000" fo:font-size="12pt" fo:font-style="normal" officeooo:rsid="008866fa" style:font-size-asian="12pt" style:font-style-asian="normal" style:font-size-complex="12pt" style:font-style-complex="normal"/>
    </style:style>
    <style:style style:name="T69" style:family="text">
      <style:text-properties fo:color="#000000" fo:font-size="12pt" fo:font-style="normal" officeooo:rsid="008ae196" style:font-size-asian="12pt" style:font-style-asian="normal" style:font-size-complex="12pt" style:font-style-complex="normal"/>
    </style:style>
    <style:style style:name="T70" style:family="text">
      <style:text-properties fo:color="#000000" fo:font-size="12pt" fo:font-style="normal" officeooo:rsid="008b635b" style:font-size-asian="12pt" style:font-style-asian="normal" style:font-size-complex="12pt" style:font-style-complex="normal"/>
    </style:style>
    <style:style style:name="T71" style:family="text">
      <style:text-properties fo:color="#000000" fo:font-size="12pt" fo:font-style="normal" officeooo:rsid="008d97f1" style:font-size-asian="12pt" style:font-style-asian="normal" style:font-size-complex="12pt" style:font-style-complex="normal"/>
    </style:style>
    <style:style style:name="T72" style:family="text">
      <style:text-properties fo:color="#000000" fo:font-size="12pt" fo:font-style="normal" officeooo:rsid="008f0592" style:font-size-asian="12pt" style:font-style-asian="normal" style:font-size-complex="12pt" style:font-style-complex="normal"/>
    </style:style>
    <style:style style:name="T73" style:family="text">
      <style:text-properties fo:color="#000000" fo:font-size="12pt" fo:font-style="normal" officeooo:rsid="0012b21c" style:font-size-asian="12pt" style:font-style-asian="normal" style:font-size-complex="12pt" style:font-style-complex="normal"/>
    </style:style>
    <style:style style:name="T74" style:family="text">
      <style:text-properties fo:color="#000000" fo:font-size="12pt" fo:font-style="normal" officeooo:rsid="0090878d" style:font-size-asian="12pt" style:font-style-asian="normal" style:font-size-complex="12pt" style:font-style-complex="normal"/>
    </style:style>
    <style:style style:name="T75" style:family="text">
      <style:text-properties fo:color="#000000" fo:font-size="12pt" fo:font-style="normal" fo:font-weight="normal" officeooo:rsid="00676397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color="#000000" style:font-name="Liberation Serif" fo:font-size="12pt" fo:font-style="normal" officeooo:rsid="00648d75" style:font-size-asian="12pt" style:font-style-asian="normal" style:font-size-complex="12pt" style:font-style-complex="normal"/>
    </style:style>
    <style:style style:name="T77" style:family="text">
      <style:text-properties fo:color="#000000" style:font-name="Liberation Serif" fo:font-size="12pt" fo:font-style="normal" officeooo:rsid="0066a62f" style:font-size-asian="12pt" style:font-style-asian="normal" style:font-size-complex="12pt" style:font-style-complex="normal"/>
    </style:style>
    <style:style style:name="T78" style:family="text">
      <style:text-properties fo:color="#000000" style:text-position="super 58%" style:font-name="Liberation Serif1" fo:font-size="12pt" fo:font-style="normal" officeooo:rsid="00648d75" style:font-size-asian="12pt" style:font-style-asian="normal" style:font-size-complex="12pt" style:font-style-complex="normal"/>
    </style:style>
    <style:style style:name="T79" style:family="text">
      <style:text-properties fo:color="#000000" style:text-position="super 58%" fo:font-size="12pt" fo:font-style="normal" officeooo:rsid="0080fb2d" style:font-size-asian="12pt" style:font-style-asian="normal" style:font-size-complex="12pt" style:font-style-complex="normal"/>
    </style:style>
    <style:style style:name="T80" style:family="text">
      <style:text-properties fo:color="#000000" style:text-position="super 58%" fo:font-size="12pt" fo:font-style="normal" officeooo:rsid="008866fa" style:font-size-asian="12pt" style:font-style-asian="normal" style:font-size-complex="12pt" style:font-style-complex="normal"/>
    </style:style>
    <style:style style:name="T81" style:family="text">
      <style:text-properties fo:color="#000000" style:text-position="0% 100%" fo:font-size="12pt" fo:font-style="normal" officeooo:rsid="007bdf53" style:font-size-asian="12pt" style:font-style-asian="normal" style:font-size-complex="12pt" style:font-style-complex="normal"/>
    </style:style>
    <style:style style:name="T82" style:family="text">
      <style:text-properties fo:color="#000000" style:text-position="0% 100%" fo:font-size="12pt" fo:font-style="normal" officeooo:rsid="0080fb2d" style:font-size-asian="12pt" style:font-style-asian="normal" style:font-size-complex="12pt" style:font-style-complex="normal"/>
    </style:style>
    <style:style style:name="T83" style:family="text">
      <style:text-properties fo:color="#000000" style:text-position="0% 100%" fo:font-size="12pt" fo:font-style="normal" officeooo:rsid="0082a3bc" style:font-size-asian="12pt" style:font-style-asian="normal" style:font-size-complex="12pt" style:font-style-complex="normal"/>
    </style:style>
    <style:style style:name="T84" style:family="text">
      <style:text-properties fo:color="#000000" style:text-position="0% 100%" fo:font-size="12pt" fo:font-style="normal" officeooo:rsid="008866fa" style:font-size-asian="12pt" style:font-style-asian="normal" style:font-size-complex="12pt" style:font-style-complex="normal"/>
    </style:style>
    <style:style style:name="T85" style:family="text">
      <style:text-properties fo:color="#000000" style:text-position="0% 100%" fo:font-size="12pt" fo:font-style="normal" officeooo:rsid="008ae196" style:font-size-asian="12pt" style:font-style-asian="normal" style:font-size-complex="12pt" style:font-style-complex="normal"/>
    </style:style>
    <style:style style:name="T86" style:family="text">
      <style:text-properties fo:color="#000000" style:text-position="0% 100%" fo:font-size="12pt" fo:font-style="normal" officeooo:rsid="008b635b" style:font-size-asian="12pt" style:font-style-asian="normal" style:font-size-complex="12pt" style:font-style-complex="normal"/>
    </style:style>
    <style:style style:name="T87" style:family="text">
      <style:text-properties officeooo:rsid="001d5b9e"/>
    </style:style>
    <style:style style:name="T88" style:family="text">
      <style:text-properties officeooo:rsid="001ef0ce"/>
    </style:style>
    <style:style style:name="T89" style:family="text">
      <style:text-properties officeooo:rsid="0020eac3"/>
    </style:style>
    <style:style style:name="T90" style:family="text">
      <style:text-properties officeooo:rsid="001879ec"/>
    </style:style>
    <style:style style:name="T91" style:family="text">
      <style:text-properties officeooo:rsid="002a21f9"/>
    </style:style>
    <style:style style:name="T92" style:family="text">
      <style:text-properties officeooo:rsid="002b6f3c"/>
    </style:style>
    <style:style style:name="T93" style:family="text">
      <style:text-properties officeooo:rsid="002dd7dc"/>
    </style:style>
    <style:style style:name="T94" style:family="text">
      <style:text-properties officeooo:rsid="0038795f"/>
    </style:style>
    <style:style style:name="T95" style:family="text">
      <style:text-properties officeooo:rsid="0037cd49"/>
    </style:style>
    <style:style style:name="T96" style:family="text">
      <style:text-properties officeooo:rsid="003a7dcf"/>
    </style:style>
    <style:style style:name="T97" style:family="text">
      <style:text-properties fo:font-size="7pt" style:font-size-asian="7pt" style:font-size-complex="7pt"/>
    </style:style>
    <style:style style:name="T98" style:family="text">
      <style:text-properties fo:font-size="7pt" officeooo:rsid="0037cd49" style:font-size-asian="7pt" style:font-size-complex="7pt"/>
    </style:style>
    <style:style style:name="T99" style:family="text">
      <style:text-properties fo:font-size="7pt" officeooo:rsid="003a7dcf" style:font-size-asian="7pt" style:font-size-complex="7pt"/>
    </style:style>
    <style:style style:name="T100" style:family="text">
      <style:text-properties officeooo:rsid="0037c5e0"/>
    </style:style>
    <style:style style:name="T101" style:family="text">
      <style:text-properties officeooo:rsid="003c5e77"/>
    </style:style>
    <style:style style:name="T102" style:family="text">
      <style:text-properties officeooo:rsid="0041f89c"/>
    </style:style>
    <style:style style:name="T103" style:family="text">
      <style:text-properties officeooo:rsid="004600d9"/>
    </style:style>
    <style:style style:name="T104" style:family="text">
      <style:text-properties officeooo:rsid="004c2209"/>
    </style:style>
    <style:style style:name="T105" style:family="text">
      <style:text-properties officeooo:rsid="004ee334"/>
    </style:style>
    <style:style style:name="T106" style:family="text">
      <style:text-properties officeooo:rsid="00587052"/>
    </style:style>
    <style:style style:name="T107" style:family="text">
      <style:text-properties officeooo:rsid="007dd587"/>
    </style:style>
    <style:style style:name="T108" style:family="text">
      <style:text-properties officeooo:rsid="008458f4"/>
    </style:style>
    <style:style style:name="T109" style:family="text">
      <style:text-properties officeooo:rsid="008866fa"/>
    </style:style>
    <style:style style:name="T110" style:family="text">
      <style:text-properties officeooo:rsid="008d390a"/>
    </style:style>
    <style:style style:name="T111" style:family="text">
      <style:text-properties officeooo:rsid="0091e158"/>
    </style:style>
    <style:style style:name="T112" style:family="text">
      <style:text-properties fo:font-size="10pt" officeooo:rsid="0012b21c" style:font-size-asian="10pt" style:font-size-complex="10pt"/>
    </style:style>
    <style:style style:name="T113" style:family="text">
      <style:text-properties fo:font-size="10pt" officeooo:rsid="0091e158" style:font-size-asian="10pt" style:font-size-complex="10pt"/>
    </style:style>
    <style:style style:name="T114" style:family="text">
      <style:text-properties fo:font-size="10pt" officeooo:rsid="00169804" style:font-size-asian="10pt" style:font-size-complex="10pt"/>
    </style:style>
    <style:style style:name="T115" style:family="text">
      <style:text-properties fo:font-size="10pt" officeooo:rsid="008f0592" style:font-size-asian="10pt" style:font-size-complex="10pt"/>
    </style:style>
    <style:style style:name="T116" style:family="text">
      <style:text-properties fo:font-size="10pt" officeooo:rsid="005a8a09" style:font-size-asian="10pt" style:font-size-complex="10pt"/>
    </style:style>
    <style:style style:name="T117" style:family="text">
      <style:text-properties fo:font-size="10pt" officeooo:rsid="009334cc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9">Distribuční centrum Někdeníku Monte Karlos</text:p>
      <text:p text:style-name="P2"/>
      <text:p text:style-name="P2">Seznam <text:span text:style-name="T101">odběratelů</text:span>:</text:p>
      <text:p text:style-name="P11">daniel.klvana@email.cz,</text:p>
      <text:p text:style-name="P11">jana.klvanova@email.cz,</text:p>
      <text:p text:style-name="P13">radekkl66@seznam.cz,</text:p>
      <text:p text:style-name="P114"><text:span text:style-name="T2">gabriela.vs@seznam.c</text:span><text:span text:style-name="T5">z</text:span><text:span text:style-name="T2">,</text:span></text:p>
      <text:p text:style-name="P12">jsaroch@email.cz,</text:p>
      <text:p text:style-name="P12"/>
      <text:p text:style-name="P15"><text:span text:style-name="T1"><text:line-break/>klvana.marekk@gmail.com,<text:line-break/></text:span><text:span text:style-name="T6">martan10000@gmail.co</text:span><text:span text:style-name="T7">m,</text:span></text:p>
      <text:p text:style-name="P12">rosenwald.private@gmail.com,</text:p>
      <text:p text:style-name="P137"><text:span text:style-name="T3">maxmilianhejl@gmail.co</text:span><text:span text:style-name="T4">m,</text:span></text:p>
      <text:p text:style-name="P14">petkovae@seznam.cz,</text:p>
      <text:p text:style-name="P12"/>
      <text:p text:style-name="P12">korespondent0001@gmail.com,<text:line-break/>karespondent0002@seznam.cz,<text:line-break/>korespondent3@email.cz,<text:line-break/>korespondent0004@yahoo.com,<text:line-break/>korespondent0005@outlook.com</text:p>
      <text:p text:style-name="P46"/>
      <text:p text:style-name="P87"/>
      <text:p text:style-name="P154"><text:span text:style-name="T46">U</text:span><text:span text:style-name="T48">vítací e-mail</text:span><text:span text:style-name="T58">y</text:span></text:p>
      <text:p text:style-name="P46"/>
      <text:p text:style-name="P82">(Vzor)</text:p>
      <text:p text:style-name="P136"><text:span text:style-name="T46">Monte Karlos </text:span><text:span text:style-name="T42">N</text:span><text:span text:style-name="T47">ěkdeník</text:span></text:p>
      <text:p text:style-name="P46"/>
      <text:p text:style-name="P136"><text:span text:style-name="T41">P</text:span><text:span text:style-name="T47">řeji krásný dobrý den</text:span><text:span text:style-name="T40">,</text:span></text:p>
      <text:p text:style-name="P59"/>
      <text:p text:style-name="P136"><text:span text:style-name="T43">t</text:span><text:span text:style-name="T47">ěší nás, že jste projevili zájem o náš časopis. Tímto jste byli zařazeni mezi pravidelné odebiratele Monte Karlos Někdeníku - nejexkluzivnějšího magazínu n</text:span><text:span text:style-name="T48">a poli</text:span><text:span text:style-name="T47"> žurnalistiky. </text:span><text:span text:style-name="T48">Záhy </text:span><text:span text:style-name="T49">V</text:span><text:span text:style-name="T48">ám také bude (společně s desítkami milionů našich spokojených čtenářů) zasláno n</text:span><text:span text:style-name="T54">ejnovější číslo Někdeníku</text:span><text:span text:style-name="T48">. </text:span><text:span text:style-name="T47">Čerstvé novinky ze závodu o post Nejvyššího vůdce všeho učitelstva, tak budete dostávat z první (a naprosto nezaujaté</text:span><text:span text:style-name="T48">)</text:span><text:span text:style-name="T47"> ruky Karlose Žebatého a šéfredaktorky Někdeníku Alžběty Ašelové</text:span><text:span text:style-name="T78">©</text:span><text:span text:style-name="T76">. M</text:span><text:span text:style-name="T77">n</text:span><text:span text:style-name="T76">ě už teď pouze dovolte popřát Vám za celou redakci mnoho příjemných chvil strávených s naší publikací.</text:span></text:p>
      <text:p text:style-name="P105"/>
      <text:p text:style-name="P59"><text:span text:style-name="T103">V</text:span>áš Lubomír Lečko</text:p>
      <text:p text:style-name="P30">vedoucí distribučního oddělení někdeníku Monte Karlos</text:p>
      <text:p text:style-name="P96"/>
      <text:p text:style-name="P174"><text:span text:style-name="T18">Pokud by jste měli jakékoliv dotazy ohledně distribuce časopisu, neváhejte se obrátit na naši zákaznickou linku umístěnou na adrese</text:span><text:span text:style-name="T24"> </text:span><text:span text:style-name="T32">Karlosova 77, 000 03 Monte Carlo 4,</text:span><text:span text:style-name="T23"> </text:span><text:span text:style-name="T18">v kuchyňce ve třetím patře.</text:span></text:p>
      <text:p text:style-name="P52"/>
      <text:p text:style-name="P52"/>
      <text:p text:style-name="P148"><text:span text:style-name="T46">(</text:span><text:span text:style-name="T33">Pro pana Šarocha)</text:span></text:p>
      <text:p text:style-name="P147"><text:span text:style-name="T46">Monte Karlos </text:span><text:span text:style-name="T42">N</text:span><text:span text:style-name="T47">ěkdeník</text:span></text:p>
      <text:p text:style-name="P52"/>
      <text:p text:style-name="P107">Přeji krásný dobrý den,</text:p>
      <text:p text:style-name="P106"/>
      <text:p text:style-name="P106">těší nás, že jste projevil zájem o náš časopis. Tímto jste byl zařazen mezi pravidelné odebiratele Monte Karlos Někdeníku - nejexkluzivnějšího magazínu na poli žurnalistiky a sportovního sochařství. Čerstvé novinky ze závodu o post Nejvyššího vůdce všeho učitelstva, tak budete dostávat z první (a naprosto nezaujaté) ruky Karlose Žebatého a šéfredaktorky Někdeníku Alžběty Ašelové©. Protože závod prošel v posledních několika nelehkých měsících mnoha změnami, dovolil jsem si zaslat Vám také, sice už ne úplně horké, ale ještě stále velmi čerstvé a křupavé 7. číslo spolu se všemi jeho dosud vydanými přílohami. Pokud nejste s problematikou závodu a aktuálním děním ve světě příliš obeznámen, doporučuji přečíst nejprve 1.přílohu – doznání, poté 2.přílohu – Mrtví hrdinové (neboli Pohřeb), která je vzpomínkou na naši skvostnou politickou recenzentku, a až následně přistoupit k četbě 7.čísla, tak aby jste předešel případnému zmatení a nejasnostem. Nakonec mi už jen dovolte popřát Vám za celou redakci mnoho příjemných chvil strávených s naší publikací. Budu se těšit zase brzy na shledanou</text:p>
      <text:p text:style-name="P106"/>
      <text:p text:style-name="P65"><text:span text:style-name="T103">V</text:span>áš Lubomír Lečko</text:p>
      <text:p text:style-name="P36">vedoucí distribučního oddělení někdeníku Monte Karlos</text:p>
      <text:p text:style-name="P102"/>
      <text:p text:style-name="P175"><text:span text:style-name="T18">Pokud by jste měl jakékoliv dotazy ohledně distribuce časopisu, neváhejte se obrátit na naši zákaznickou linku umístěnou na adrese</text:span><text:span text:style-name="T24"> </text:span><text:span text:style-name="T32">Karlosova 77, 000 03 Monte Carlo 4,</text:span><text:span text:style-name="T23"> </text:span><text:span text:style-name="T18">v kuchyňce ve třetím patře.</text:span></text:p>
      <text:p text:style-name="P152">1. Fáze</text:p>
      <text:p text:style-name="P2"><text:line-break/>Monte Karlos 23-2019</text:p>
      <text:p text:style-name="Standard"/>
      <text:p text:style-name="Standard">Dobrý den vážení příznivci Někdeníku,</text:p>
      <text:p text:style-name="Standard"/>
      <text:p text:style-name="Standard">těší nás, že jste projevili zájem o naši publikaci. S velkou radostí Vám přinášíme nové číslo Někdeníku s exkluzivním rozhovorem s Radovanem Langerem. Věříme, že si naše noviny oblíbíte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Standard"/>
      <text:p text:style-name="Standard">Lubomír Lečko</text:p>
      <text:p text:style-name="P1">vedoucí distribučního oddělení někdeníku Monte Karlos</text:p>
      <text:p text:style-name="Standard"/>
      <text:p text:style-name="P6"/>
      <text:p text:style-name="P161">Monte Karlos 2<text:span text:style-name="T8">4</text:span>-2019</text:p>
      <text:p text:style-name="Standard"/>
      <text:p text:style-name="Standard">Dobrý den vážení příznivci Někdeníku,</text:p>
      <text:p text:style-name="Standard"/>
      <text:p text:style-name="Standard">Po delší odmlce opět přinášíme nové číslo našeho Někdeníku. I tentokrát je nabité nejnovějšími informacemi a samozřejmě nechybí ani rozhovor s kantorem - těšit se můžete na Pavlu Záchelovou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P16"/>
      <text:p text:style-name="P17">Lubomír Lečko</text:p>
      <text:p text:style-name="P18">vedoucí distribučního oddělení někdeníku Monte Karlos</text:p>
      <text:p text:style-name="P40"/>
      <text:p text:style-name="P3"/>
      <text:p text:style-name="P162">Monte Karlos 2<text:span text:style-name="T9">5</text:span>-2019</text:p>
      <text:p text:style-name="P3"/>
      <text:p text:style-name="P110">Zdravím všechny naše věrné čtenáře,</text:p>
      <text:p text:style-name="P110"/>
      <text:p text:style-name="P111">opět vychází nové číslo někdeníku, možná si říkáte že je to trochu brzy, jenže náš časopis nemůže vycházet jen tak kdy se nám <text:span text:style-name="T10">z</text:span>líbí, naopak musí vycházet někdy.</text:p>
      <text:p text:style-name="P111"/>
      <text:p text:style-name="P111">Jsem velmi potěšen, že <text:span text:style-name="T10">po</text:span> dlouhé době opět můžeme přinést rozhovor s celebritou a mnoho dalších novinek. <text:span text:style-name="T10">Nicméně vše se dočtete v časopise, takže nebudu předbíhat. Volby na post nejvyššího vůdce všeho učitelstva jsou také v plném proudu, první kolo voleb vrcholí už zítra, tak než se rozhodnete komu dáte nakonec svůj hlas, přečtěte si ještě před tím rozhovor s panem Rychnovským, je to opravdu velký sympaťák.</text:span></text:p>
      <text:p text:style-name="P110"/>
      <text:p text:style-name="P112">Doufám, že se Vám bude dnešní číslo líbit alespoň tak jako mně, Váš</text:p>
      <text:p text:style-name="P112"/>
      <text:p text:style-name="P112">Lubomír Lečko</text:p>
      <text:p text:style-name="P19">vedoucí distribučního oddělení někdeníku Monte Karlos</text:p>
      <text:p text:style-name="P19"/>
      <text:p text:style-name="P88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24"/>
      <text:p text:style-name="P19"/>
      <text:p text:style-name="P7"/>
      <text:p text:style-name="P163">Monte Karlos 2<text:span text:style-name="T11">6</text:span>-2019</text:p>
      <text:p text:style-name="P115"/>
      <text:p text:style-name="P116">Dobrý den,</text:p>
      <text:p text:style-name="P116">vítejte u 26. čísla Někdeníku. Změny které se od minula udály v závodu o Nejvyššího vůdce všeho učitelstva jsou tentokrát skutečně markantní. Myslím že se nebudete stačit divit, ostatně stejně jako i my <text:s/>tady v redakci. I Proto bych Vás nerad dlouho zdržoval a na místo toho bych Vás tímto chtěl pozvat k četbě dalšího šokujícího čísla našeho magazínu. </text:p>
      <text:p text:style-name="P115"/>
      <text:p text:style-name="P115"><text:span text:style-name="T11">Ať </text:span>Vám <text:span text:style-name="T11">při čtení takříkajíc </text:span><text:span text:style-name="T12">„nevypadnou oči z důlků“</text:span> přeje</text:p>
      <text:p text:style-name="P115"/>
      <text:p text:style-name="P115">Lubomír Lečko</text:p>
      <text:p text:style-name="P20">vedoucí distribučního oddělení někdeníku Monte Karlos</text:p>
      <text:p text:style-name="P19"/>
      <text:p text:style-name="P88">Pokud by jste měli jakékoliv potíže s doručením (noviny Vám nejsou doručovány pravidelně, dostáváte roztrhané, nebo zmoklé výtisky,<text:span text:style-name="T11">či výtisky se stopami zubů divokých šelem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9"/>
      <text:p text:style-name="P19"/>
      <text:p text:style-name="P8"/>
      <text:p text:style-name="P164">Monte Karlos 2<text:span text:style-name="T13">8</text:span>-2019</text:p>
      <text:p text:style-name="P117"/>
      <text:p text:style-name="P118">Vážené dámy a pánové, milí příznivci Někdeníku.</text:p>
      <text:p text:style-name="P118">Pokud máte pocit, že s 28. číslem našeho časopisu něco není v pořádku, máte správný pocit. Předně vychází ještě před číslem 27. Takže nepropadejte panice, 27. číslo skutečně ještě nevyšlo, jedná se o číslo vánoční které vám ještě bude v pravou chvíli dodáno. Také pokud jste se těšili na rozhovor s paní Kolářovou, nebuďte zklamaní, také rozhovor s ní se oběví až v našem vánočním speciálu. </text:p>
      <text:p text:style-name="P118">Přesto věřím, že i toto číslo má co nabídnout. Kromě velmi zdařilého rozhovoru s paní Horákovou se můžete ve vyčerpávající zprávě dozvědět o všech převratech ke kterým došlo mezi nejvýše hodnocenými kantory v závodě o post nevyššího vůdce všeho učitelstva a také <text:span text:style-name="T13">náš </text:span>korespondent přináší velmi zajímavé zprávy, tentokrát z kouzelnického světa. <text:span text:style-name="T13">Mnoho krásných vánočně naladěných chvil s naším někdeníkem Vám za celou redakci přeje</text:span></text:p>
      <text:p text:style-name="P117"/>
      <text:p text:style-name="P117">Lubomír Lečko</text:p>
      <text:p text:style-name="P21">vedoucí distribučního oddělení někdeníku Monte Karlos</text:p>
      <text:p text:style-name="P21"/>
      <text:p text:style-name="P89">Pokud by jste měli jakékoliv potíže s doručením (noviny Vám nejsou doručovány pravidelně, dostáváte roztrhané, nebo zmoklé výtisky,<text:span text:style-name="T11">či výtisky jejichž stránky jsou číslovány pozpátku, </text:span>atd.) neváhejte nás kontaktovat na této e-mailové adrese, stejně tak se na nás obraťte pokud by jste si přáli z jakéhokoliv důvodu (ač by to bylo tak jako tak nepochopitelné) se z odběru našich prestižních novin odhlásit.</text:p>
      <text:h text:style-name="P177" text:outline-level="2"/>
      <text:p text:style-name="P10"/>
      <text:p text:style-name="P166">Monte Karlos <text:span text:style-name="T14">Speciální příloha</text:span></text:p>
      <text:p text:style-name="P120"/>
      <text:p text:style-name="P121">Veselé Vánoce všem našim věrným čtenářům,</text:p>
      <text:p text:style-name="P121"/>
      <text:p text:style-name="P121">již za 44 hodin budeme distribuovat vánoční dvojčíslo Někdeníku, ale ještě než se tak stane, rádi bychom Vám pomohli navodit u Vás doma tu správnou vánoční atmosféru a proto Vám exkluzivně v naší zvláštní příloze <text:span text:style-name="T15">k 27. číslu</text:span> přinášíme rozsáhlou vystřihovánku betlému, na motivy hvězdných válek.</text:p>
      <text:p text:style-name="P121">Všem co se do stavby betlému pustíte přeju hodně trpělivosti a zdaru při lepení a doufám, že budete se svými výtvory spokojeni. </text:p>
      <text:p text:style-name="P121"/>
      <text:p text:style-name="P122"><text:span text:style-name="T15">Váš <text:s/></text:span>Lubomír Lečko</text:p>
      <text:p text:style-name="P22">vedoucí distribučního oddělení někdeníku Monte Karlos</text:p>
      <text:p text:style-name="P22"/>
      <text:p text:style-name="P113"><text:span text:style-name="T16">Pokud by jste měli jakékoliv potíže s doručením (</text:span><text:span text:style-name="T17">příloha</text:span><text:span text:style-name="T16"> </text:span><text:span text:style-name="T17">nemá správný počet stran, chybí osobní věnování od Santy Klauze, nebo není v příloze obsažena porce vánočního kapra s bramborovým salátem zdarma, atd.</text:span><text:span text:style-name="T16">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90"/>
      <text:p text:style-name="P9"/>
      <text:p text:style-name="P165">Monte Karlos 2<text:span text:style-name="T87">7</text:span>-2019</text:p>
      <text:p text:style-name="P123"/>
      <text:p text:style-name="P119">Vážené dámy a pánové, milí příznivci Někdeníku,</text:p>
      <text:p text:style-name="P119"/>
      <text:p text:style-name="P124">konečně je to tady! Nové vánoční dvojčíslo, poslední Někdeník v tomto roce. <text:span text:style-name="T88">Sice</text:span> vychází o tři dny později, než jsem slíbil, <text:span text:style-name="T88">na vině je však opět pan Prof. PaedDr. ThDr. et MUDr. MVDr. MDDr. Ing. arch. BcA. Jan Stanislav Hlubinka, Ph.D., dr.h.c., provozní technik Někdeníku Monte Karlos, o jehož zločinech se dočtete v mé zpovědi právě v tomto čísle, pan <text:s/>Prof. PaedDr. ThDr. et MUDr. MVDr. MDDr. Ing. arch. BcA. Jan Stanislav Hlubinka, Ph.D., dr.h.c., provozní technik Někdeníku Monte Karlos si zřejmě nepřál, aby pravda o jeho zločinech vyšla najevo a tak napadl mou e-mailovou adresu, přes kterou je Někdeník distribuován a dočasně mi tak <text:s/>zabránil v rozeslání tohoto dvojčísla.</text:span></text:p>
      <text:p text:style-name="P125">Po tři dny a tři noci tak museli všichni naši počítačoví experti usilovně pracovat, aby tento problém napravili. Nyní už je však vše v pořádku a já <text:span text:style-name="T89">bych </text:span>Vám tímto <text:span text:style-name="T89">rád popřál</text:span> krásné vánoční čtení.</text:p>
      <text:p text:style-name="P123"/>
      <text:p text:style-name="P123"><text:span text:style-name="T89">Váš </text:span>Lubomír Lečko</text:p>
      <text:p text:style-name="P23">vedoucí distribučního oddělení někdeníku Monte Karlos</text:p>
      <text:p text:style-name="P23"/>
      <text:p text:style-name="P104">Pokud by jste měli jakékoliv potíže s doručením (noviny Vám nejsou doručovány pravidelně, dostáváte roztrhané, nebo zmoklé výtisky,či výtisky s reklamou na mentolové bonbony,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91"/>
      <text:p text:style-name="P91"/>
      <text:p text:style-name="P103"/>
      <text:p text:style-name="P153">2. Fáze</text:p>
      <text:p text:style-name="P5"/>
      <text:p text:style-name="P5">Monte Karlos 1-2020</text:p>
      <text:p text:style-name="P126"/>
      <text:p text:style-name="P41">TOTO NENÍ APRÍLOVÝ ŽERT. MONTE KARLOS NĚKDENÍK PO ČTVRT ROCE SKUTEČNĚ OPĚT VYŠEL. TOTO NENÍ APRÍLOVÝ ŽERT. MONTE KARLOS NĚKDENÍK PO ČTVRT ROCE SKUTEČNĚ OPĚT VYŠEL.</text:p>
      <text:p text:style-name="P126"/>
      <text:p text:style-name="P5">Vážení čtenáři,</text:p>
      <text:p text:style-name="P126"/>
      <text:p text:style-name="P4">už více než čtvrt roku uplynulo, od doby, kdy vyšlo minulé číslo Někdeníku. Jedná se o skutečně velmi dlouhý časový úsek, během nějž nabraly světové dějiny nečekaných obrátek. Ne jen, že došlo k nejedné změně pravidel v závodu o post nejvyššího vůdce všeho učitelstva, ale také svět postihla pandemie choroby známé jako Korona virus. Učitelé v první dvacítce žebříčku se tak nyní chtě nechtě musejí těšit ze společného pobytu v <text:span text:style-name="T92">hradním komplexu</text:span> v malebném městečku v Německu, (pokud se o aktuálním průběhu soutěže chcete dočíst více, doporučuji nahlédnout do naší nové rubriky <text:span text:style-name="T91">Závod</text:span>), k této změně pravidel vedla mimo jiné velkolepá bitva mezi Spojenými armádami Velké Pětky a vojenskými silami Pálkovská squadu, která mimo jiné narušila bouřlivé oslavy Nového roku v Novém Dilí a také mimo jiné znamenala několik zásadních, nicméně v této fázi stále ještě naprosto bezvýznamných změn v žebříčku. Pokud jste neměli to štěstí a neslyšeli jste přímý přenos komentáře bitvy na <text:span text:style-name="T93">Karlostudio 3 FM</text:span> (rádio <text:span text:style-name="T92">M</text:span>onte <text:span text:style-name="T92">K</text:span>arla), ani žádnou z jeho repríz, pak jistě oceníte přepis tohoto komentáře, který naleznete ve zvláštní příloze k tomuto číslu. Rád bych ještě dodal, že spekulace o tom, že původcem <text:span text:style-name="T92">K</text:span>orona viru jsou ilegálně vyvíjené biologické zbraně, kterých chtěla Pálkovská využít při bitvě, a <text:span text:style-name="T91">na kterých měla pod přísným utajením pracovat</text:span> komandátor Jakešová a její Komando smrti, zůstaly nepotvrzené, byť se mnoho novinářů snažilo dokázat opak (drtivá většina z nich se nakazila Koronavirem).</text:p>
      <text:p text:style-name="P127">Co se týká naší delší nepřítomnosti na poli <text:span text:style-name="T92">šou</text:span>byznysu, žurnalistiky a sportovního sochařství, mohu prozatím jen slíbit, že nyní s vámi budeme v kontaktu mnohem častěji, jak prostřednictvím pořadu Monte Karlos, tak Někdeníku, jehož první letošní číslo, které právě dorazilo <text:span text:style-name="T90">do vašich emailových schránek</text:span>, je nabité informacemi, novými články a rub<text:span text:style-name="T92">r</text:span>ikami a v neposlední řadě rozhovorem s <text:span text:style-name="T90">k</text:span>omandátorem Jakešovou <text:span text:style-name="T90">a to je jen malá ochutnávka z toho, co všechno pro Vás letos v redakci chystáme</text:span>.</text:p>
      <text:p text:style-name="P126"/>
      <text:p text:style-name="P126"><text:span text:style-name="T91">váš </text:span>Lubomír Lečko</text:p>
      <text:p text:style-name="P25">vedoucí distribučního oddělení někdeníku Monte Karlos</text:p>
      <text:p text:style-name="P25"/>
      <text:p text:style-name="P92">Pokud by jste měli jakékoliv potíže s doručením (noviny Vám nejsou doručovány pravidelně, dostáváte roztrhané, nebo zmoklé výtisky,<text:span text:style-name="T11">či výtisky které neprošly patřičnou dezinfekcí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28"/>
      <text:p text:style-name="P41">TOTO NENÍ APRÍLOVÝ ŽERT. MONTE KARLOS NĚKDENÍK PO ČTVRT ROCE SKUTEČNĚ OPĚT VYŠEL. TOTO NENÍ APRÍLOVÝ ŽERT. MONTE KARLOS NĚKDENÍK PO ČTVRT ROCE SKUTEČNĚ OPĚT VYŠEL.</text:p>
      <text:p text:style-name="P41"/>
      <text:p text:style-name="P42"/>
      <text:p text:style-name="P155">Monte Karlos 2-2020</text:p>
      <text:p text:style-name="P42"/>
      <text:p text:style-name="P55">Vážené dámy a pánové,</text:p>
      <text:p text:style-name="P55"/>
      <text:p text:style-name="P55">už nemůžu dál. Kantoři se ztrácejí, cel<text:span text:style-name="T94">e</text:span>brity nepřicházejí, mentolové bonbony kam se podíváte, <text:span text:style-name="T94">dovolená.</text:span> Celé to šílenství kolem koronaviru jenom kvůli podělané módě. A <text:span text:style-name="T95">Ašelová</text:span> si najme detektiva. To mi ještě scházelo. <text:span text:style-name="T96">A</text:span> <text:span text:style-name="T96">ta dovolená</text:span>. Mohl<text:span text:style-name="T95">a</text:span> <text:span text:style-name="T95">vyšetření těch únosů</text:span> předat mému detektivnímu oddělení. Ale to on<text:span text:style-name="T95">a</text:span> ne! A ještě o tom pátrání budeme psát v Někdeníku. Samozřejmě, prosím, vždyť to tady <text:span text:style-name="T95">celé</text:span> stejně beztak vede <text:span text:style-name="T94">a může mě poslat, kam chce.</text:span> <text:span text:style-name="T95">Normálně bych byl zvědavý, co z toho detektiva vyleze, ale tentokrát to ani nechci vědět. Pokud to ale zajímá Vás, milí čtenáři, nic Vám nebrání nahlédnout do naší nové rubriky Vyšetřování.</text:span></text:p>
      <text:p text:style-name="P55"/>
      <text:p text:style-name="P55">váš Lubomír Lečko</text:p>
      <text:p text:style-name="P55"><text:span text:style-name="T98">z nucené</text:span><text:span text:style-name="T97"> ilegální dovolené na </text:span><text:span text:style-name="T98">svém metru čtverečním pustého ostrova, </text:span><text:span text:style-name="T99">tohle si někdo odskáče</text:span></text:p>
      <text:p text:style-name="P39"/>
      <text:p text:style-name="P55">Zatracený písek.</text:p>
      <text:p text:style-name="P55"/>
      <text:p text:style-name="P93">Pokud by jste měli jakékoliv potíže s doručením (noviny Vám nejsou doručovány pravidelně, dostáváte roztrhané, nebo zmoklé výtisky, <text:span text:style-name="T11">či výtisky od písk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93"/>
      <text:p text:style-name="P42"/>
      <text:p text:style-name="P155">Monte Karlos <text:span text:style-name="T100">3</text:span>-2020</text:p>
      <text:p text:style-name="P42"/>
      <text:p text:style-name="P130"><text:span text:style-name="T38">Vážení </text:span><text:span text:style-name="T39">a milí čtenáři</text:span><text:span text:style-name="T38">,</text:span></text:p>
      <text:p text:style-name="P55"/>
      <text:p text:style-name="P131"><text:span text:style-name="T34">kantoři se ztrácejí přímo záchvatným tempem a my stále netušíme, kdo je unáší. </text:span><text:span text:style-name="T35">Zatím máme jediného podezřelého</text:span><text:span text:style-name="T34">. T</text:span><text:span text:style-name="T35">o se zase</text:span><text:span text:style-name="T34"> Sir Daniel Jonathan Pace </text:span><text:span text:style-name="T35">vytáhl</text:span><text:span text:style-name="T34">. Pokud chcete slyšet fňukání a sebelítost nad tím, jak strašn</text:span><text:span text:style-name="T35">ou má práci</text:span><text:span text:style-name="T34">, doporučuju </text:span><text:span text:style-name="T35">jeho</text:span><text:span text:style-name="T34"> skoro čtyři strany dlouhý srdceryvný výlev, který naleznete v našem časopise pod názvem vyšetřování. </text:span><text:span text:style-name="T35">Kdo ho do té práce nutil, </text:span><text:span text:style-name="T36">ptám se já</text:span><text:span text:style-name="T35">.</text:span></text:p>
      <text:p text:style-name="P131"><text:span text:style-name="T35">Ale naše paní šéfredaktorka je samozřejmě opět nespokojená se mnou. Jako kdybych někdy v jednom z těch několika vzácných případů mohl za to, že pozvaná celebrita nedorazila. No dobře, poslední dobou jich možná bylo trochu více. A víte co, já Vám to nebudu dávat po lžičkách. Celebrita nedorazila ani tentokrát. Ale k mému překvapení ještě zbyli v DWF nějací kantoři, takže se můžete v tomto čísle těšit na rozhovor s paní Malou. A taky pořádnou dávku novinek ze závodu, pár zpráv, naši veleúspěšnou rubriku lifestyle a v neposlední řadě našeho korespondenta z </text:span><text:span text:style-name="T37">nedaleké</text:span><text:span text:style-name="T35"> budoucnosti. </text:span><text:span text:style-name="T36">K dnešnímu číslu </text:span><text:span text:style-name="T37">Vám </text:span><text:span text:style-name="T36">doporučuji uvařit </text:span><text:span text:style-name="T37">si </text:span><text:span text:style-name="T36">velký hrnek kakaa, upéct alespoň dva plechy </text:span><text:span text:style-name="T37">domácích </text:span><text:span text:style-name="T36">čokoládových sušenek, vyčkat na nějaké <text:s/>deštivé odpoledne a začíst se do něj, bude to stát za to, ostatně jako vždy.</text:span></text:p>
      <text:p text:style-name="P55"/>
      <text:p text:style-name="P55">váš Lubomír Lečko</text:p>
      <text:p text:style-name="P26">vedoucí distribučního oddělení někdeníku Monte Karlos</text:p>
      <text:p text:style-name="P55"/>
      <text:p text:style-name="P93">Pokud by jste měli jakékoliv potíže s doručením (noviny Vám nejsou doručovány pravidelně, dostáváte roztrhané, nebo zmoklé výtisky, <text:span text:style-name="T11">či výtisky, které byly přejeté parní tříkolko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56">Monte Karlos <text:span text:style-name="T102">4</text:span>-2020</text:p>
      <text:p text:style-name="P43"/>
      <text:p text:style-name="P132"><text:span text:style-name="T38">Vážení </text:span><text:span text:style-name="T39">a milí</text:span><text:span text:style-name="T38"> </text:span><text:span text:style-name="T40">příznivci Někdeníku,</text:span></text:p>
      <text:p text:style-name="P56"/>
      <text:p text:style-name="P68">s radostí Vám přinášíme nejnovější číslo našeho magazínu, nabitého obvyklým dechberoucím střelivem, jmenovitě čerstvým seznamem unesených kantorů, rozhovorem s jedním z mála, kteří ještě nezmizeli, důležitými zprávami o jakési zácpě na Ukrajině a nahlédnutím do šatníku prince Harryho.<text:line-break/>S lítostí však musím konstatovat, že do už tak bezvýsledným vyšetřováním přeplněného čísla se navíc muselo vejít nesmyslné blábolení jednoho z mých kolegů, které je však na rozdíl od výlevů Sira Pace asi osmkrát kratší. Přesto však věřím, že čtení tohoto čísla bude přinejmenším stejně vzrušující jako jízda na horské dráze.</text:p>
      <text:p text:style-name="P69"/>
      <text:p text:style-name="P56"><text:span text:style-name="T103">V</text:span>áš Lubomír Lečko</text:p>
      <text:p text:style-name="P27">vedoucí distribučního oddělení někdeníku Monte Karlos</text:p>
      <text:p text:style-name="P56"/>
      <text:p text:style-name="P94">Pokud by jste měli jakékoliv potíže s doručením (noviny Vám nejsou doručovány pravidelně, dostáváte roztrhané nebo zmoklé výtisky, <text:span text:style-name="T11">či Vám záhadně mizí ze schránk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57">Monte Karlos <text:span text:style-name="T104">5</text:span>-2020</text:p>
      <text:p text:style-name="P44"/>
      <text:p text:style-name="P133"><text:span text:style-name="T41">Drazí </text:span><text:span text:style-name="T40">příznivci Někdeníku,</text:span></text:p>
      <text:p text:style-name="P57"/>
      <text:p text:style-name="P78">v tomto čísle se můžete těšit na Karlosův kebab, zdvižené palce, skupinu jezevců a cestu kolem světa, a to vše v Karlos čepici. Také se k nám navrátil již všemi oplakaný Tatar a do DWF se <text:span text:style-name="T105">valí noví kantoři jako diví, aby nahradili padlé kolegy. Sir Jonatan se mezitím dal na turistiku, začal fušovat do umění a ve svém volném čase se intenzivně fláká. Já jsem se nakonec rozhodl, že si svůj případ může strčit do svého šlechtického pozadí, a sám jsem se začal věnovat důležitějším věcem, jako je profesionální šíření pomluv. Aspoň, že Kupé, železná páteř, zlatá tepna a ocelový duch našeho levého ušního bubínku všemocného Krakena, opět nezklamala a oba Karlosovy hosty patřičně rozcupovala.</text:span></text:p>
      <text:p text:style-name="P79">S přáním rychlého a bezbolestného čtení,</text:p>
      <text:p text:style-name="P70"/>
      <text:p text:style-name="P57"><text:span text:style-name="T103">V</text:span>áš Lubomír Lečko</text:p>
      <text:p text:style-name="P28">vedoucí distribučního oddělení někdeníku Monte Karlos</text:p>
      <text:p text:style-name="P57"/>
      <text:p text:style-name="P95">Pokud by jste měli jakékoliv potíže s doručením (noviny Vám nejsou doručovány pravidelně, dostáváte roztrhané nebo zmoklé výtisky, <text:span text:style-name="T11">či výtisky zabalené do tortil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58">Monte Karlos <text:span text:style-name="T106">6</text:span>-2020</text:p>
      <text:p text:style-name="P45"/>
      <text:p text:style-name="P134"><text:span text:style-name="T41">V</text:span><text:span text:style-name="T42">ážení čtenáři</text:span><text:span text:style-name="T40">,</text:span></text:p>
      <text:p text:style-name="P58"/>
      <text:p text:style-name="P134"><text:span text:style-name="T43">z</text:span><text:span text:style-name="T42">a poslední dva dny se toho událo skutečně spoustu. A vůbec to nejsou jen události příjemné. Jak bych to řekl? Asi bude nejlepší, když si všechno sami přečtete na vlastní oči, nový díl Někdeníku už na vás čeká.</text:span></text:p>
      <text:p text:style-name="P135"><text:span text:style-name="T42">Z</text:span><text:span text:style-name="T33">ároveň přijměte prosím mou co nej</text:span><text:span text:style-name="T44">u</text:span><text:span text:style-name="T33">pří</text:span><text:span text:style-name="T44">mnější omluvu za 24 hodinové zpoždění, které jste si museli vytrpět kvůli neschopnému laminovacímu týmu. </text:span><text:span text:style-name="T45">Je to banda břídílů.</text:span><text:span text:style-name="T44"> Všechny jsem je s okamžitou platností propustil a letěl jsem na </text:span><text:span text:style-name="T45">Bakerův ostrov zalaminovat všechny Někdeníky sám.</text:span></text:p>
      <text:p text:style-name="P71"/>
      <text:p text:style-name="P58"><text:span text:style-name="T103">V</text:span>áš Lubomír Lečko</text:p>
      <text:p text:style-name="P29">vedoucí distribučního oddělení někdeníku Monte Karlos</text:p>
      <text:p text:style-name="P58"/>
      <text:p text:style-name="P134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teré nebyly řádně zalaminován</text:span><text:span text:style-name="T21">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159">Monte Karlos <text:span text:style-name="T14">Speciální příloha 1</text:span></text:p>
      <text:p text:style-name="P47"/>
      <text:p text:style-name="P138"><text:span text:style-name="T41">V</text:span><text:span text:style-name="T42">ážení čtenáři</text:span><text:span text:style-name="T40">,</text:span></text:p>
      <text:p text:style-name="P60"/>
      <text:p text:style-name="P80">Zatímco sídlo Monte Karla, zničené rozhovorem s Ludmilou Malou, je stále v rekonstrukci, připravili jsme pro Vás náhled do soudních síní, které se otřásají odporem nad zločiny spáchanými bývalou kandidátkou na post nejvyššího vůdce všeho učitelstva a odpornou zrádkyní Martinou Rotreklovou. Ve speciální 1. příloze k ještě nevydanému 7.číslu Monte Karlos Někdeníku Vám přinášíme exkluzivní záznam soudního přelíčení, redakčně upraveného podle současných ideologických přesvědčení.</text:p>
      <text:p text:style-name="P72"/>
      <text:p text:style-name="P60"><text:span text:style-name="T103">V</text:span>áš Lubomír Lečko</text:p>
      <text:p text:style-name="P31">vedoucí distribučního oddělení někdeníku Monte Karlos</text:p>
      <text:p text:style-name="P60"/>
      <text:p text:style-name="P170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</text:span><text:span text:style-name="T22">teré nebyly n</text:span><text:span text:style-name="T24">áležitě</text:span><text:span text:style-name="T22"> cenzurován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97"/>
      <text:p text:style-name="P97"/>
      <text:p text:style-name="P97"/>
      <text:p text:style-name="P139"><text:span text:style-name="T46">Monte Karlos </text:span><text:span text:style-name="T50">Speciální příloha </text:span><text:span text:style-name="T52">2</text:span></text:p>
      <text:p text:style-name="P48"/>
      <text:p text:style-name="P139"><text:span text:style-name="T41">V</text:span><text:span text:style-name="T42">ážení </text:span><text:span text:style-name="T51">truchlící</text:span><text:span text:style-name="T40">,</text:span></text:p>
      <text:p text:style-name="P61"/>
      <text:p text:style-name="P139"><text:span text:style-name="T45">J</text:span><text:span text:style-name="T51">e tomu již 126 dní ode </text:span><text:span text:style-name="T52">dne</text:span><text:span text:style-name="T51">, kdy nás opustila Olšana Kupé, nejskvělejší politická recenzentka všech dob. Pár byrokratických záležitostí kolem její smrti se </text:span><text:span text:style-name="T52">ale </text:span><text:span text:style-name="T51">bohužel trochu protáhlo, takže její pohřeb se konal až tuto </text:span><text:span text:style-name="T75">středu</text:span><text:span text:style-name="T51">. </text:span><text:span text:style-name="T45">Ve speciální </text:span><text:span text:style-name="T51">2</text:span><text:span text:style-name="T45">. příloze k ještě nevydanému 7.číslu Monte Karlos Někdeníku Vám </text:span><text:span text:style-name="T53">exkluzivně </text:span><text:span text:style-name="T45">přinášíme </text:span><text:span text:style-name="T51">nevídané svědectví, jednoho ze smutečních hostů.</text:span><text:span text:style-name="T45"> </text:span><text:span text:style-name="T52">Do budoucna se však dívám s optimismem a </text:span><text:span text:style-name="T53">pevně </text:span><text:span text:style-name="T52">věřím, že brzy už budeme distribuovat i nové číslo Někdeníku.</text:span></text:p>
      <text:p text:style-name="P81"/>
      <text:p text:style-name="P146"><text:span text:style-name="T52">Z </text:span><text:span text:style-name="T33">nově vybudovaného sídla Monte Karla (Řím taky nepostavili za den) posílá pozdrav</text:span></text:p>
      <text:p text:style-name="P73"/>
      <text:p text:style-name="P61"><text:span text:style-name="T103">V</text:span>áš Lubomír Lečko</text:p>
      <text:p text:style-name="P32">vedoucí distribučního oddělení někdeníku Monte Karlos</text:p>
      <text:p text:style-name="P61"/>
      <text:p text:style-name="P171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5">ke </text:span><text:span text:style-name="T20">k</text:span><text:span text:style-name="T22">ter</text:span><text:span text:style-name="T25">ým</text:span><text:span text:style-name="T22"> nebylo p</text:span><text:span text:style-name="T25">řiloženo parte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49"/>
      <text:p text:style-name="P168"><text:span text:style-name="T46">Monte Karlos </text:span><text:span text:style-name="T42">7-</text:span><text:span text:style-name="T46">2020</text:span></text:p>
      <text:p text:style-name="P53"/>
      <text:p text:style-name="P149"><text:span text:style-name="T41">V</text:span><text:span text:style-name="T42">ážení čtenáři</text:span><text:span text:style-name="T40">,</text:span></text:p>
      <text:p text:style-name="P149"><text:span text:style-name="T54">závod o post nejvyššího vůdce všeho učitelstva už je zase je v plném proudu a stejně tak pořad Monte Karlos, kter</text:span><text:span text:style-name="T55">ý</text:span><text:span text:style-name="T54"> se sice musí </text:span><text:span text:style-name="T56">kvůli </text:span><text:span text:style-name="T57">jakési pandemii </text:span><text:span text:style-name="T54">pořádat v </text:span><text:span text:style-name="T55">poněkud</text:span><text:span text:style-name="T54"> skromnějším počtu 5</text:span><text:span text:style-name="T55">0 000 diváků, nicméně takto zase mohou mít mezi sebou třímetrové rozestupy a pohodlnější saténová křesla. Zároveň se d</text:span><text:span text:style-name="T57">íky tomuto kroku</text:span><text:span text:style-name="T56"> </text:span><text:span text:style-name="T55">zvýšila exkluzivita pořadu a asi zdevítinásobila cena vstupenek. </text:span><text:span text:style-name="T56">Náhodou se ale také celý rozhovor s celebritou ocitl v krizi. Nebudu Vás napínat, více informací se dozvíte v mé zpovědi. </text:span><text:span text:style-name="T57">Ale samozřejmě i ostatní rubriky mají co nabídnout, bude to stát za to, tak si držte paruky.</text:span></text:p>
      <text:p text:style-name="P77"/>
      <text:p text:style-name="P66"><text:span text:style-name="T103">V</text:span>áš Lubomír Lečko</text:p>
      <text:p text:style-name="P37">vedoucí distribučního oddělení někdeníku Monte Karlos</text:p>
      <text:p text:style-name="P66"/>
      <text:p text:style-name="P142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6">umazané od burákového másla (on Bob si </text:span><text:span text:style-name="T27">pořád tahá nějaké do práce</text:span><text:span text:style-name="T26">)</text:span><text:span text:style-name="T20">,</text:span><text:span text:style-name="T19"> </text:span><text:span text:style-name="T18">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167"><text:span text:style-name="T46">Monte Karlos </text:span><text:span text:style-name="T50">Speciální příloha </text:span><text:span text:style-name="T52">3</text:span></text:p>
      <text:p text:style-name="P49"/>
      <text:p text:style-name="P140"><text:span text:style-name="T41">V</text:span><text:span text:style-name="T42">ážení </text:span><text:span text:style-name="T51">č</text:span><text:span text:style-name="T59">tenáři</text:span><text:span text:style-name="T40">,</text:span></text:p>
      <text:p text:style-name="P62"/>
      <text:p text:style-name="P83">Vánoce se nezadržitelně blíží a ve snaze zpříjemnit Vám několik posledních dní, které zbývají do Štědrého dne, jsme i letos přišli s betlémem tematicky věnovaným velké filmové a tentokrát i knižní sáze. Navíc jsme letos při tvorbě betlému spojili síly i se společností Lego. Výsledkem této spolupráce je velkolepý Betlém inspirovaný kouzelnickým světem J. K. Rowlingové. Můžete jej nalézt v dnešní speciální 3. příloze k již vydanému 7. číslu Monte Karlos Někdeníku.</text:p>
      <text:p text:style-name="P83">Tímto mi dovolte popřát Vám za celou redakci krásné a nevšední prožití vánočních svátků a budu se těšit brzy na viděnou.</text:p>
      <text:p text:style-name="P74"/>
      <text:p text:style-name="P62"><text:span text:style-name="T103">V</text:span>áš Lubomír Lečko</text:p>
      <text:p text:style-name="P33">vedoucí distribučního oddělení někdeníku Monte Karlos</text:p>
      <text:p text:style-name="P98"/>
      <text:p text:style-name="P176">Pokud byste měli jakékoliv potíže s doručením (noviny Vám nejsou doručovány pravidelně, dostáváte roztrhané nebo zmoklé výtisky, či výtisky ve formátu velikosti A1, atd.) neváhejte nás kontaktovat na této e-mailové adrese, stejně tak se na nás obraťte, pokud by jste si přáli z jakéhokoliv důvodu (ač by to bylo tak jako tak nepochopitelné) se z odběru našich prestižních novin odhlásit.</text:p>
      <text:p text:style-name="P50"/>
      <text:p text:style-name="P50"/>
      <text:p text:style-name="P50"/>
      <text:p text:style-name="P141"><text:span text:style-name="T46">Monte Karlos </text:span><text:span text:style-name="T50">Speciální příloha </text:span><text:span text:style-name="T52">4</text:span></text:p>
      <text:p text:style-name="P50"/>
      <text:p text:style-name="P141"><text:span text:style-name="T41">D</text:span><text:span text:style-name="T60">razí</text:span><text:span text:style-name="T42"> </text:span><text:span text:style-name="T51">č</text:span><text:span text:style-name="T59">tenáři</text:span><text:span text:style-name="T40">,</text:span></text:p>
      <text:p text:style-name="P63"/>
      <text:p text:style-name="P141"><text:span text:style-name="T60">od vydání 7. čísla už uplynuly dlouhé dva měsíce </text:span><text:span text:style-name="T61">(ano, ani mně se to nechce věřit), </text:span><text:span text:style-name="T60">takže se Vám vůbec nedivím, pokud už jste od stavu napjatého očekávání dalšího v</text:span><text:span text:style-name="T61">ýtisku</text:span><text:span text:style-name="T60"> přešli do stavu naprostého zoufalství </text:span><text:span text:style-name="T61">z nedostatku čerstvých novinek </text:span><text:span text:style-name="T60">a p</text:span><text:span text:style-name="T61">osléze</text:span><text:span text:style-name="T60"> až do stavu naprosté netečnosti. Samozřejmě že si tuto prodlevu někdo patřičně odskáče a že ten někdo budu jako vždycky já. Minulý týden jsem skákal po levé noze, tento týden skáču po pravé a příští </text:span><text:span text:style-name="T66">dva týdny </text:span><text:span text:style-name="T60">budu skákat </text:span><text:span text:style-name="T67">nejprve </text:span><text:span text:style-name="T61">snožmo </text:span><text:span text:style-name="T67">a pak beznožmo</text:span><text:span text:style-name="T61">.</text:span><text:span text:style-name="T60"> Pak už bych měl mít konečně odskákáno, a to by také mělo shodou okolností </text:span><text:span text:style-name="T61">konečně </text:span><text:span text:style-name="T60">vyjít další, tedy 8., číslo </text:span><text:span text:style-name="T61">Monte Karlos Někdeníku</text:span><text:span text:style-name="T60">. Za celé zdržení se </text:span><text:span text:style-name="T62">jménem redakce velmi omlouvám, můžete si být jisti, že se za něj </text:span><text:span text:style-name="T60">bude někdo </text:span><text:span text:style-name="T62">patřičně </text:span><text:span text:style-name="T60">zpovídat </text:span><text:span text:style-name="T63">a jak jinak než </text:span><text:span text:style-name="T64">zase </text:span><text:span text:style-name="T63">já</text:span><text:span text:style-name="T60"> </text:span><text:span text:style-name="T61">a to </text:span><text:span text:style-name="T60">ve své zpovědi, </text:span><text:span text:style-name="T61">kde</text:span><text:span text:style-name="T60"> se také dozvíte, co </text:span><text:span text:style-name="T64">vlastně </text:span><text:span text:style-name="T63">vydání dalšího čísla</text:span><text:span text:style-name="T60"> tak zdrželo.</text:span></text:p>
      <text:p text:style-name="P84"/>
      <text:p text:style-name="P143"><text:span text:style-name="T65">Nemám pro Vás ale jen špatné zprávy jako obvykle. </text:span><text:span text:style-name="T63">V </text:span><text:span text:style-name="T65">příloze dnešního e-mailu naleznete</text:span><text:span text:style-name="T64"> </text:span><text:span text:style-name="T61">4.</text:span><text:span text:style-name="T60"> přílohu k již vydanému 7. číslu, </text:span><text:span text:style-name="T64">průvodce znamením Zvěrály</text:span><text:span text:style-name="T79">TM</text:span><text:span text:style-name="T60">. Magistr Celestius, náš nový dvorní astrolog, Vás v ní provede v</text:span><text:span text:style-name="T64">šemi jejími zákonitostmi, zvláštnostmi, zákoutími a zahradami</text:span><text:span text:style-name="T81"> </text:span><text:span text:style-name="T82">a počínaje 8. číslem se můžete těšit na </text:span><text:span text:style-name="T83">Magistrovy pravidelné předpovědi v naší </text:span><text:span text:style-name="T82">nov</text:span><text:span text:style-name="T83">é</text:span><text:span text:style-name="T82"> rubri</text:span><text:span text:style-name="T83">ce</text:span><text:span text:style-name="T82"> - Kaňonskop. </text:span></text:p>
      <text:p text:style-name="P108"/>
      <text:p text:style-name="P109">Ať při čtení nezabloudíte v šípkovém trní Vám přeje</text:p>
      <text:p text:style-name="P75"/>
      <text:p text:style-name="P63"><text:span text:style-name="T103">V</text:span>áš Lubomír Lečko</text:p>
      <text:p text:style-name="P34"><text:span text:style-name="T107">skákající </text:span>vedoucí distribučního oddělení <text:span text:style-name="T108">N</text:span>ěkdeníku Monte Karlos</text:p>
      <text:p text:style-name="P99"/>
      <text:p text:style-name="P172"><text:span text:style-name="T18">Pokud byste měli jakékoliv potíže s doručením (noviny Vám nejsou doručovány pravidelně, dostáváte roztrhané nebo zmoklé výtisky, či </text:span><text:span text:style-name="T28">výtisky, které nabádají k nebezpečným matematickým operacím</text:span><text:span text:style-name="T18"> 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100"/>
      <text:p text:style-name="P160"><text:span text:style-name="T109">Zjisti své </text:span>Z<text:span text:style-name="T109">namení</text:span></text:p>
      <text:p text:style-name="P51"/>
      <text:p text:style-name="P144"><text:span text:style-name="T41">V</text:span><text:span text:style-name="T68">ážení</text:span><text:span text:style-name="T42"> </text:span><text:span text:style-name="T51">č</text:span><text:span text:style-name="T59">tenáři</text:span><text:span text:style-name="T40">,</text:span></text:p>
      <text:p text:style-name="P64"/>
      <text:p text:style-name="P145"><text:span text:style-name="T60">V</text:span><text:span text:style-name="T68">e 4.</text:span><text:span text:style-name="T60"> </text:span><text:span text:style-name="T68">příloze k 7. číslu P</text:span><text:span text:style-name="T69">růvodce</text:span><text:span text:style-name="T68"> znamení</text:span><text:span text:style-name="T69">m</text:span><text:span text:style-name="T68"> Zvěrály</text:span><text:span text:style-name="T80">TM</text:span><text:span text:style-name="T68"> jsme Vám nabídli exkluzivní možnost nechat si zdarma vypočítat, jaké je vaše znamení. Do poznámky se nám sice dostala drobná chyba – nabídka je platná už od 19.1. (nikoliv až od 19.2. jak bylo v poznámce mylně uvedeno), nicméně i tak už se setkala s velkým ohlasem a množství čtenářů nám píše už </text:span><text:span text:style-name="T69">teď</text:span><text:span text:style-name="T68"> (upřímně nevím, co čekali, ale dočkali se odpovědí). </text:span><text:span text:style-name="T69">Pokud jste tedy čekali </text:span><text:span text:style-name="T70">na 19.2.</text:span><text:span text:style-name="T69">, </text:span><text:span text:style-name="T70">tak</text:span><text:span text:style-name="T69"> nemusíte. Pokud jste si mysleli, že se jedná o vtip, tak </text:span><text:span text:style-name="T70">se</text:span><text:span text:style-name="T69"> Vám ani nedivím, </text:span><text:span text:style-name="T70">my si v Někdeníku rádi čas od času zašprýmujeme</text:span><text:span text:style-name="T69">, ale vězte, že tentokrát se o vtip nejedná. A pokud jste třeba ještě nic o této možnosti netušili, tak doporučuji podrob</text:span><text:span text:style-name="T71">n</text:span><text:span text:style-name="T69">ěji prostudovat 14. stránku Průvodce znamením Zvěrály</text:span><text:span text:style-name="T80">TM</text:span><text:span text:style-name="T84">, </text:span><text:span text:style-name="T85">kde naleznete všechny potřebné detaily. Já už si jen dovolím připomenout, že dotazy je třeba zasílat nikoliv na tuto adresu, ze které d</text:span><text:span text:style-name="T86">ostáváte</text:span><text:span text:style-name="T85"> Někdeník ale na adresu zeptej.se.Magistra@gmail.com, pan Celestius se svými poskoky se u</text:span><text:span text:style-name="T86">ž</text:span><text:span text:style-name="T85"> těší na Vaše zprávy!</text:span></text:p>
      <text:p text:style-name="P76"/>
      <text:p text:style-name="P64"><text:span text:style-name="T103">V</text:span>áš Lubomír Lečko</text:p>
      <text:p text:style-name="P35"><text:span text:style-name="T110">skákáním znavený </text:span>vedoucí distribučního oddělení <text:span text:style-name="T108">N</text:span>ěkdeníku Monte Karlos</text:p>
      <text:p text:style-name="P101"/>
      <text:p text:style-name="P173"><text:span text:style-name="T18">Pokud byste měli jakékoliv potíže s doručením (noviny Vám nejsou doručovány pravidelně, dostáváte roztrhané nebo zmoklé výtisky, či </text:span><text:span text:style-name="T28">výtisky, které j</text:span><text:span text:style-name="T29">eště nebyly vydány</text:span><text:span text:style-name="T18"> 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169"><text:span text:style-name="T46">Monte Karlos </text:span><text:span text:style-name="T42">8-</text:span><text:span text:style-name="T46">2020</text:span></text:p>
      <text:p text:style-name="P54"/>
      <text:p text:style-name="P150"><text:span text:style-name="T41">Drazí </text:span><text:span text:style-name="T40">příznivci Někdeníku,</text:span></text:p>
      <text:p text:style-name="P85"/>
      <text:p text:style-name="P150"><text:span text:style-name="T54">ř</text:span><text:span text:style-name="T72">íká se, že starého psa novým kouskům nenaučíš, s čímž já sice mnoho zkušeností nemám, ale zato mám spoustu zkušeností s naší šéfredaktorkou, kterou už opravdu nikdo nic nového nenaučí. Ne snad proto, že by se nic naučit nedokázala, ale proto, že je bytostně přesvědčená, že dokonalejší už ani být nemůže. A tak se také </text:span><text:span text:style-name="T73">zuby nehty (přesněji řečeno tím, co jí z nich zbývá) drží své pečlivě naplánované pětiletky, </text:span><text:span text:style-name="T72">takže</text:span><text:span text:style-name="T73"> vzhledem k tomu že na rok 2020 objednala 12 čísel, podepsala kontrakty s papírnami, tiskárnami, balírnami, laminátorovnami a třemi zahradnictvími s kaktusy, nedá se nic dělat a pro naplnění výše zmíněných kontraktů tak budeme muset nejprve vydat chybějící čísla pro rok 2020 a až následně budou moci vycházet čísla pro rok 2021. Věřím však, že se na tuto zvláštnost snadno adaptujete, ostatně nic více ani méně bych od čtenářů Někeníku neočekával.</text:span></text:p>
      <text:p text:style-name="P151"><text:span text:style-name="T72">A</text:span><text:span text:style-name="T33">le</text:span><text:span text:style-name="T72"> </text:span><text:span text:style-name="T33">teď už Vás zvu na tradiční smršť novinek ze Závodu o post nejvyššího vůdce všeho učitelstva </text:span><text:span text:style-name="T74">a tak všeobecně,</text:span><text:span text:style-name="T33"> připravte si deštníky, bude to cákat!</text:span></text:p>
      <text:p text:style-name="P86"/>
      <text:p text:style-name="P67"><text:span text:style-name="T103">V</text:span>áš Lubomír Lečko</text:p>
      <text:p text:style-name="P38">vedoucí distribučního oddělení <text:span text:style-name="T111">N</text:span>ěkdeníku Monte Karlos</text:p>
      <text:p text:style-name="P67"/>
      <text:p text:style-name="P181"><text:span text:style-name="T18">Pokud </text:span><text:span text:style-name="T31">byste</text:span><text:span text:style-name="T18"> měli jakékoliv potíže s doručením (noviny Vám nejsou doručovány pravidelně, dostáváte roztrhané nebo zmoklé výtisky, </text:span><text:span text:style-name="T19">či výtisky, </text:span><text:span text:style-name="T30">které svítí ve tmě</text:span><text:span text:style-name="T20">,</text:span><text:span text:style-name="T19"> </text:span><text:span text:style-name="T18">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178">Monte Karlos 9-2020</text:p>
      <text:p text:style-name="P179"/>
      <text:p text:style-name="P179">Vážení fanoušci Někdeníku,</text:p>
      <text:p text:style-name="P179"/>
      <text:p text:style-name="P179">Jak jistě dobře víte, vydáváme naše čísla v noci z neděle na pondělí, a to s dvoutýdenním rozestupem. Jste si také samozřejmě vědomi našich problémů s potravinářskou inspekcí, které se velmi rychle stávají problémy potravinářské inspekce s námi. S Karlosem není radno si zahrávat.</text:p>
      <text:p text:style-name="P179"/>
      <text:p text:style-name="P179">Tento týden jsme v Někdeníku čelili velkému dilematu. Kvůli jejich vměšování jsme byli nucení vydat naše minulé číslo nikoli v neděli v noci, nýbrž v úterý. Otázka pro nás byla, jestli tentokrát zachovat tradici nedělní, či tradici dvou týdnů mezi čísly. Ašelová byla pro neděli, já pro úterý (méně práce pro mě) a Karlos to jako král Šalamoun vyřešil kompromisem. Příště bychom se měli vrátit na náš tradiční nedělní rozvrh, ale nic neslibuji, víme, jak to dopadá.</text:p>
      <text:p text:style-name="P179"/>
      <text:p text:style-name="P179">A teď už Vás nebudu zdržovat, jistě se těšíte na poutavou cestu našeho cestovatelského dua vlnami Internetu a mé opětovné (a předvídatelné) selhání dovést do studia hosta.</text:p>
      <text:p text:style-name="P179"/>
      <text:p text:style-name="P179">S přáním bryskního čtení,</text:p>
      <text:p text:style-name="P179"/>
      <text:p text:style-name="P179">Váš <text:span text:style-name="T38">Lubomír Lečko</text:span></text:p>
      <text:p text:style-name="P180">vedoucí distribučního oddělení <text:span text:style-name="T111">N</text:span>ěkdeníku Monte Karlos</text:p>
      <text:p text:style-name="P180"/>
      <text:p text:style-name="P182"><text:span text:style-name="T112">Pokud </text:span><text:span text:style-name="T113">byste</text:span><text:span text:style-name="T112"> měli jakékoliv potíže s doručením (noviny Vám nejsou doručovány pravidelně, dostáváte roztrhané nebo zmoklé výtisky, </text:span><text:span text:style-name="T114">či </text:span><text:span text:style-name="T117">byl Váš Někdeník držen rukojmí na letišti v Německu</text:span><text:span text:style-name="T114"> </text:span><text:span text:style-name="T112">atd.) neváhejte nás kontaktovat na této e-mailové adrese, stejně tak se na nás obraťte, pokud byste si přáli z jakéhokoliv důvodu (ač by to bylo tak jako tak nepochopitelné) se z odběru našich prestižních novin odhlás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7T22:50:05.103000000</meta:creation-date>
    <dc:date>2021-02-22T22:07:36.513701114</dc:date>
    <meta:editing-duration>PT12H23M57S</meta:editing-duration>
    <meta:editing-cycles>58</meta:editing-cycles>
    <meta:generator>LibreOffice/6.4.6.2$Linux_X86_64 LibreOffice_project/40$Build-2</meta:generator>
    <meta:document-statistic meta:table-count="0" meta:image-count="0" meta:object-count="0" meta:page-count="21" meta:paragraph-count="178" meta:word-count="4590" meta:character-count="29679" meta:non-whitespace-character-count="25253"/>
  </office:meta>
</office:document-meta>
</file>